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2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rated_WGD_sor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ell-behaved WG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fit_plot_Draba aizoides_HABV_1.0</text:p>
          </table:table-cell>
          <table:table-cell office:value-type="string" calcext:value-type="string">
            <text:p>Low</text:p>
          </table:table-cell>
          <table:table-cell office:value-type="float" office:value="-6.54669794603709" calcext:value-type="float">
            <text:p>-6.54669794603709</text:p>
          </table:table-cell>
        </table:table-row>
        <table:table-row table:style-name="ro1">
          <table:table-cell office:value-type="string" calcext:value-type="string">
            <text:p>fit_plot_Buxus sempervirens_IWMW_1.0</text:p>
          </table:table-cell>
          <table:table-cell office:value-type="string" calcext:value-type="string">
            <text:p>Low</text:p>
          </table:table-cell>
          <table:table-cell office:value-type="float" office:value="-5.71764187892996" calcext:value-type="float">
            <text:p>-5.71764187892996</text:p>
          </table:table-cell>
        </table:table-row>
        <table:table-row table:style-name="ro1">
          <table:table-cell office:value-type="string" calcext:value-type="string">
            <text:p>fit_plot_Saruma henryi_QDVW_1.0</text:p>
          </table:table-cell>
          <table:table-cell office:value-type="string" calcext:value-type="string">
            <text:p>Low</text:p>
          </table:table-cell>
          <table:table-cell office:value-type="float" office:value="-5.56540793762519" calcext:value-type="float">
            <text:p>-5.56540793762519</text:p>
          </table:table-cell>
        </table:table-row>
        <table:table-row table:style-name="ro1">
          <table:table-cell office:value-type="string" calcext:value-type="string">
            <text:p>fit_plot_Sabal bermudana_HWUP_1.0</text:p>
          </table:table-cell>
          <table:table-cell office:value-type="string" calcext:value-type="string">
            <text:p>Low</text:p>
          </table:table-cell>
          <table:table-cell office:value-type="float" office:value="-5.23759120285342" calcext:value-type="float">
            <text:p>-5.23759120285342</text:p>
          </table:table-cell>
        </table:table-row>
        <table:table-row table:style-name="ro1">
          <table:table-cell office:value-type="string" calcext:value-type="string">
            <text:p>fit_plot_Lennoa madreporoides_SMUR_1.0</text:p>
          </table:table-cell>
          <table:table-cell office:value-type="string" calcext:value-type="string">
            <text:p>Low</text:p>
          </table:table-cell>
          <table:table-cell office:value-type="float" office:value="-5.22911435747139" calcext:value-type="float">
            <text:p>-5.22911435747139</text:p>
          </table:table-cell>
        </table:table-row>
        <table:table-row table:style-name="ro1">
          <table:table-cell office:value-type="string" calcext:value-type="string">
            <text:p>fit_plot_Astragalus membranaceus_HJMP_1.0</text:p>
          </table:table-cell>
          <table:table-cell office:value-type="string" calcext:value-type="string">
            <text:p>Low</text:p>
          </table:table-cell>
          <table:table-cell office:value-type="float" office:value="-4.88506517650972" calcext:value-type="float">
            <text:p>-4.88506517650972</text:p>
          </table:table-cell>
        </table:table-row>
        <table:table-row table:style-name="ro1">
          <table:table-cell office:value-type="string" calcext:value-type="string">
            <text:p>fit_plot_Sarcandra glabra_OSHQ_1.0</text:p>
          </table:table-cell>
          <table:table-cell office:value-type="string" calcext:value-type="string">
            <text:p>Low</text:p>
          </table:table-cell>
          <table:table-cell office:value-type="float" office:value="-4.85845951130734" calcext:value-type="float">
            <text:p>-4.85845951130734</text:p>
          </table:table-cell>
        </table:table-row>
        <table:table-row table:style-name="ro1">
          <table:table-cell office:value-type="string" calcext:value-type="string">
            <text:p>fit_plot_Anticharis glandulosa_EJBY_1.0</text:p>
          </table:table-cell>
          <table:table-cell office:value-type="string" calcext:value-type="string">
            <text:p>Low</text:p>
          </table:table-cell>
          <table:table-cell office:value-type="float" office:value="-4.74445113427437" calcext:value-type="float">
            <text:p>-4.74445113427437</text:p>
          </table:table-cell>
        </table:table-row>
        <table:table-row table:style-name="ro1">
          <table:table-cell office:value-type="string" calcext:value-type="string">
            <text:p>fit_plot_Pseudotaxiphyllum elegans_QKQO_1.0</text:p>
          </table:table-cell>
          <table:table-cell office:value-type="string" calcext:value-type="string">
            <text:p>Low</text:p>
          </table:table-cell>
          <table:table-cell office:value-type="float" office:value="-4.51152257315965" calcext:value-type="float">
            <text:p>-4.51152257315965</text:p>
          </table:table-cell>
        </table:table-row>
        <table:table-row table:style-name="ro1">
          <table:table-cell office:value-type="string" calcext:value-type="string">
            <text:p>fit_plot_Acacia argyrophylla_ZCDJ_1.0</text:p>
          </table:table-cell>
          <table:table-cell office:value-type="string" calcext:value-type="string">
            <text:p>Low</text:p>
          </table:table-cell>
          <table:table-cell office:value-type="float" office:value="-4.48960159865212" calcext:value-type="float">
            <text:p>-4.48960159865212</text:p>
          </table:table-cell>
        </table:table-row>
        <table:table-row table:style-name="ro1">
          <table:table-cell office:value-type="string" calcext:value-type="string">
            <text:p>fit_plot_Hedwigia ciliata_YWNF_1.0</text:p>
          </table:table-cell>
          <table:table-cell office:value-type="string" calcext:value-type="string">
            <text:p>Low</text:p>
          </table:table-cell>
          <table:table-cell office:value-type="float" office:value="-4.46507020795541" calcext:value-type="float">
            <text:p>-4.46507020795541</text:p>
          </table:table-cell>
        </table:table-row>
        <table:table-row table:style-name="ro1">
          <table:table-cell office:value-type="string" calcext:value-type="string">
            <text:p>fit_plot_Helenium autumnale_DUNJ_1.0</text:p>
          </table:table-cell>
          <table:table-cell office:value-type="string" calcext:value-type="string">
            <text:p>Low</text:p>
          </table:table-cell>
          <table:table-cell office:value-type="float" office:value="-4.39941064954589" calcext:value-type="float">
            <text:p>-4.39941064954589</text:p>
          </table:table-cell>
        </table:table-row>
        <table:table-row table:style-name="ro1">
          <table:table-cell office:value-type="string" calcext:value-type="string">
            <text:p>fit_plot_Ipomoea purpurea_VXKB_1.0</text:p>
          </table:table-cell>
          <table:table-cell office:value-type="string" calcext:value-type="string">
            <text:p>Medium</text:p>
          </table:table-cell>
          <table:table-cell office:value-type="float" office:value="-4.27357479828839" calcext:value-type="float">
            <text:p>-4.27357479828839</text:p>
          </table:table-cell>
        </table:table-row>
        <table:table-row table:style-name="ro1">
          <table:table-cell office:value-type="string" calcext:value-type="string">
            <text:p>fit_plot_Ipomoea indica_OQBM_1.0</text:p>
          </table:table-cell>
          <table:table-cell office:value-type="string" calcext:value-type="string">
            <text:p>Medium</text:p>
          </table:table-cell>
          <table:table-cell office:value-type="float" office:value="-4.26449355799968" calcext:value-type="float">
            <text:p>-4.26449355799968</text:p>
          </table:table-cell>
        </table:table-row>
        <table:table-row table:style-name="ro1">
          <table:table-cell office:value-type="string" calcext:value-type="string">
            <text:p>fit_plot_Talinum sp._LKKX_1.0</text:p>
          </table:table-cell>
          <table:table-cell office:value-type="string" calcext:value-type="string">
            <text:p>Medium</text:p>
          </table:table-cell>
          <table:table-cell office:value-type="float" office:value="-4.23967005118646" calcext:value-type="float">
            <text:p>-4.23967005118646</text:p>
          </table:table-cell>
        </table:table-row>
        <table:table-row table:style-name="ro1">
          <table:table-cell office:value-type="string" calcext:value-type="string">
            <text:p>fit_plot_Lycopodium deuterodensum_PQTO_1.0</text:p>
          </table:table-cell>
          <table:table-cell office:value-type="string" calcext:value-type="string">
            <text:p>Medium</text:p>
          </table:table-cell>
          <table:table-cell office:value-type="float" office:value="-4.1078031500917" calcext:value-type="float">
            <text:p>-4.1078031500917</text:p>
          </table:table-cell>
        </table:table-row>
        <table:table-row table:style-name="ro1">
          <table:table-cell office:value-type="string" calcext:value-type="string">
            <text:p>fit_plot_Anomodon attenuatus_QMWB_1.0</text:p>
          </table:table-cell>
          <table:table-cell office:value-type="string" calcext:value-type="string">
            <text:p>Medium</text:p>
          </table:table-cell>
          <table:table-cell office:value-type="float" office:value="-3.97323966072931" calcext:value-type="float">
            <text:p>-3.97323966072931</text:p>
          </table:table-cell>
        </table:table-row>
        <table:table-row table:style-name="ro1">
          <table:table-cell office:value-type="string" calcext:value-type="string">
            <text:p>fit_plot_Conopholis americana_FAMO_1.0</text:p>
          </table:table-cell>
          <table:table-cell office:value-type="string" calcext:value-type="string">
            <text:p>Medium</text:p>
          </table:table-cell>
          <table:table-cell office:value-type="float" office:value="-3.93868947628849" calcext:value-type="float">
            <text:p>-3.93868947628849</text:p>
          </table:table-cell>
        </table:table-row>
        <table:table-row table:style-name="ro1">
          <table:table-cell office:value-type="string" calcext:value-type="string">
            <text:p>fit_plot_Cercidiphyllum japonicum_NUZN_1.0</text:p>
          </table:table-cell>
          <table:table-cell office:value-type="string" calcext:value-type="string">
            <text:p>Medium</text:p>
          </table:table-cell>
          <table:table-cell office:value-type="float" office:value="-3.91351039280546" calcext:value-type="float">
            <text:p>-3.91351039280546</text:p>
          </table:table-cell>
        </table:table-row>
        <table:table-row table:style-name="ro1">
          <table:table-cell office:value-type="string" calcext:value-type="string">
            <text:p>fit_plot_Convolvulus arvensis_CPOC_1.0</text:p>
          </table:table-cell>
          <table:table-cell office:value-type="string" calcext:value-type="string">
            <text:p>Medium</text:p>
          </table:table-cell>
          <table:table-cell office:value-type="float" office:value="-3.86630087482094" calcext:value-type="float">
            <text:p>-3.86630087482094</text:p>
          </table:table-cell>
        </table:table-row>
        <table:table-row table:style-name="ro1">
          <table:table-cell office:value-type="string" calcext:value-type="string">
            <text:p>fit_plot_Blutaparon vermiculare_CUTE_1.0</text:p>
          </table:table-cell>
          <table:table-cell office:value-type="string" calcext:value-type="string">
            <text:p>Medium</text:p>
          </table:table-cell>
          <table:table-cell office:value-type="float" office:value="-3.84998786864289" calcext:value-type="float">
            <text:p>-3.84998786864289</text:p>
          </table:table-cell>
        </table:table-row>
        <table:table-row table:style-name="ro1">
          <table:table-cell office:value-type="string" calcext:value-type="string">
            <text:p>fit_plot_Saponaria officinalis_SKNL_1.0</text:p>
          </table:table-cell>
          <table:table-cell office:value-type="string" calcext:value-type="string">
            <text:p>Medium</text:p>
          </table:table-cell>
          <table:table-cell office:value-type="float" office:value="-3.82976014771033" calcext:value-type="float">
            <text:p>-3.82976014771033</text:p>
          </table:table-cell>
        </table:table-row>
        <table:table-row table:style-name="ro1">
          <table:table-cell office:value-type="string" calcext:value-type="string">
            <text:p>fit_plot_Oxalis sp._JHCN_1.0</text:p>
          </table:table-cell>
          <table:table-cell office:value-type="string" calcext:value-type="string">
            <text:p>Medium</text:p>
          </table:table-cell>
          <table:table-cell office:value-type="float" office:value="-3.82198442962117" calcext:value-type="float">
            <text:p>-3.82198442962117</text:p>
          </table:table-cell>
        </table:table-row>
        <table:table-row table:style-name="ro1">
          <table:table-cell office:value-type="string" calcext:value-type="string">
            <text:p>fit_plot_Aextoxicon punctatum_QUTB_1.0</text:p>
          </table:table-cell>
          <table:table-cell office:value-type="string" calcext:value-type="string">
            <text:p>Medium</text:p>
          </table:table-cell>
          <table:table-cell office:value-type="float" office:value="-3.80407181882967" calcext:value-type="float">
            <text:p>-3.80407181882967</text:p>
          </table:table-cell>
        </table:table-row>
        <table:table-row table:style-name="ro1">
          <table:table-cell office:value-type="string" calcext:value-type="string">
            <text:p>fit_plot_Lomandra longifolia_MUMD_1.0</text:p>
          </table:table-cell>
          <table:table-cell office:value-type="string" calcext:value-type="string">
            <text:p>Medium</text:p>
          </table:table-cell>
          <table:table-cell office:value-type="float" office:value="-3.80179164466082" calcext:value-type="float">
            <text:p>-3.80179164466082</text:p>
          </table:table-cell>
        </table:table-row>
        <table:table-row table:style-name="ro1">
          <table:table-cell office:value-type="string" calcext:value-type="string">
            <text:p>fit_plot_Diphasiastrum digitatum_WAFT_1.0</text:p>
          </table:table-cell>
          <table:table-cell office:value-type="string" calcext:value-type="string">
            <text:p>Medium</text:p>
          </table:table-cell>
          <table:table-cell office:value-type="float" office:value="-3.74867141914461" calcext:value-type="float">
            <text:p>-3.74867141914461</text:p>
          </table:table-cell>
        </table:table-row>
        <table:table-row table:style-name="ro1">
          <table:table-cell office:value-type="string" calcext:value-type="string">
            <text:p>fit_plot_Phacelia campanularia_YQIJ_1.0</text:p>
          </table:table-cell>
          <table:table-cell office:value-type="string" calcext:value-type="string">
            <text:p>Medium</text:p>
          </table:table-cell>
          <table:table-cell office:value-type="float" office:value="-3.7348680121407" calcext:value-type="float">
            <text:p>-3.7348680121407</text:p>
          </table:table-cell>
        </table:table-row>
        <table:table-row table:style-name="ro1">
          <table:table-cell office:value-type="string" calcext:value-type="string">
            <text:p>fit_plot_Linum grandiflorum_MYVH_1.0</text:p>
          </table:table-cell>
          <table:table-cell office:value-type="string" calcext:value-type="string">
            <text:p>Medium</text:p>
          </table:table-cell>
          <table:table-cell office:value-type="float" office:value="-3.70670582445073" calcext:value-type="float">
            <text:p>-3.70670582445073</text:p>
          </table:table-cell>
        </table:table-row>
        <table:table-row table:style-name="ro1">
          <table:table-cell office:value-type="string" calcext:value-type="string">
            <text:p>fit_plot_Lycopodium annotinum_ENQF_1.0</text:p>
          </table:table-cell>
          <table:table-cell office:value-type="string" calcext:value-type="string">
            <text:p>Medium</text:p>
          </table:table-cell>
          <table:table-cell office:value-type="float" office:value="-3.68907274972751" calcext:value-type="float">
            <text:p>-3.68907274972751</text:p>
          </table:table-cell>
        </table:table-row>
        <table:table-row table:style-name="ro1">
          <table:table-cell office:value-type="string" calcext:value-type="string">
            <text:p>fit_plot_Solanum xanthocarpum_LQJY_1.0</text:p>
          </table:table-cell>
          <table:table-cell office:value-type="string" calcext:value-type="string">
            <text:p>Medium</text:p>
          </table:table-cell>
          <table:table-cell office:value-type="float" office:value="-3.66645413441691" calcext:value-type="float">
            <text:p>-3.66645413441691</text:p>
          </table:table-cell>
        </table:table-row>
        <table:table-row table:style-name="ro1">
          <table:table-cell office:value-type="string" calcext:value-type="string">
            <text:p>fit_plot_Lonicera japonica_GSZA_1.0</text:p>
          </table:table-cell>
          <table:table-cell office:value-type="string" calcext:value-type="string">
            <text:p>Medium</text:p>
          </table:table-cell>
          <table:table-cell office:value-type="float" office:value="-3.66583197583675" calcext:value-type="float">
            <text:p>-3.66583197583675</text:p>
          </table:table-cell>
        </table:table-row>
        <table:table-row table:style-name="ro1">
          <table:table-cell office:value-type="string" calcext:value-type="string">
            <text:p>fit_plot_Typha latifolia_BRUD_1.0</text:p>
          </table:table-cell>
          <table:table-cell office:value-type="string" calcext:value-type="string">
            <text:p>Medium</text:p>
          </table:table-cell>
          <table:table-cell office:value-type="float" office:value="-3.6556809170736" calcext:value-type="float">
            <text:p>-3.6556809170736</text:p>
          </table:table-cell>
        </table:table-row>
        <table:table-row table:style-name="ro1">
          <table:table-cell office:value-type="string" calcext:value-type="string">
            <text:p>fit_plot_Polygonum convolvulus_FYSJ_1.0</text:p>
          </table:table-cell>
          <table:table-cell office:value-type="string" calcext:value-type="string">
            <text:p>Medium</text:p>
          </table:table-cell>
          <table:table-cell office:value-type="float" office:value="-3.63503817366304" calcext:value-type="float">
            <text:p>-3.63503817366304</text:p>
          </table:table-cell>
        </table:table-row>
        <table:table-row table:style-name="ro1">
          <table:table-cell office:value-type="string" calcext:value-type="string">
            <text:p>fit_plot_Mansoa alliacea_TKEK_1.0</text:p>
          </table:table-cell>
          <table:table-cell office:value-type="string" calcext:value-type="string">
            <text:p>Medium</text:p>
          </table:table-cell>
          <table:table-cell office:value-type="float" office:value="-3.6259566638288" calcext:value-type="float">
            <text:p>-3.6259566638288</text:p>
          </table:table-cell>
        </table:table-row>
        <table:table-row table:style-name="ro1">
          <table:table-cell office:value-type="string" calcext:value-type="string">
            <text:p>fit_plot_Strychnos spinosa_GGJD_1.0</text:p>
          </table:table-cell>
          <table:table-cell office:value-type="string" calcext:value-type="string">
            <text:p>Medium</text:p>
          </table:table-cell>
          <table:table-cell office:value-type="float" office:value="-3.58652812508088" calcext:value-type="float">
            <text:p>-3.58652812508088</text:p>
          </table:table-cell>
        </table:table-row>
        <table:table-row table:style-name="ro1">
          <table:table-cell office:value-type="string" calcext:value-type="string">
            <text:p>fit_plot_Ipomoea nil_NHAG_1.0</text:p>
          </table:table-cell>
          <table:table-cell office:value-type="string" calcext:value-type="string">
            <text:p>Medium</text:p>
          </table:table-cell>
          <table:table-cell office:value-type="float" office:value="-3.55770230957843" calcext:value-type="float">
            <text:p>-3.55770230957843</text:p>
          </table:table-cell>
        </table:table-row>
        <table:table-row table:style-name="ro1">
          <table:table-cell office:value-type="string" calcext:value-type="string">
            <text:p>fit_plot_Typha angustifolia_PPQR_1.0</text:p>
          </table:table-cell>
          <table:table-cell office:value-type="string" calcext:value-type="string">
            <text:p>Medium</text:p>
          </table:table-cell>
          <table:table-cell office:value-type="float" office:value="-3.55612965564901" calcext:value-type="float">
            <text:p>-3.55612965564901</text:p>
          </table:table-cell>
        </table:table-row>
        <table:table-row table:style-name="ro1">
          <table:table-cell office:value-type="string" calcext:value-type="string">
            <text:p>fit_plot_Linum hirsutum_HNCF_1.0</text:p>
          </table:table-cell>
          <table:table-cell office:value-type="string" calcext:value-type="string">
            <text:p>Medium</text:p>
          </table:table-cell>
          <table:table-cell office:value-type="float" office:value="-3.52201674032965" calcext:value-type="float">
            <text:p>-3.52201674032965</text:p>
          </table:table-cell>
        </table:table-row>
        <table:table-row table:style-name="ro1">
          <table:table-cell office:value-type="string" calcext:value-type="string">
            <text:p>fit_plot_Berberidopsis beckleri_HAEU_1.0</text:p>
          </table:table-cell>
          <table:table-cell office:value-type="string" calcext:value-type="string">
            <text:p>Medium</text:p>
          </table:table-cell>
          <table:table-cell office:value-type="float" office:value="-3.5012230399411" calcext:value-type="float">
            <text:p>-3.5012230399411</text:p>
          </table:table-cell>
        </table:table-row>
        <table:table-row table:style-name="ro1">
          <table:table-cell office:value-type="string" calcext:value-type="string">
            <text:p>fit_plot_Ascarina rubricaulis_WZFE_1.0</text:p>
          </table:table-cell>
          <table:table-cell office:value-type="string" calcext:value-type="string">
            <text:p>Medium</text:p>
          </table:table-cell>
          <table:table-cell office:value-type="float" office:value="-3.4806742413656" calcext:value-type="float">
            <text:p>-3.4806742413656</text:p>
          </table:table-cell>
        </table:table-row>
        <table:table-row table:style-name="ro1">
          <table:table-cell office:value-type="string" calcext:value-type="string">
            <text:p>fit_plot_Begonia sp._OCTM_1.0</text:p>
          </table:table-cell>
          <table:table-cell office:value-type="string" calcext:value-type="string">
            <text:p>Medium</text:p>
          </table:table-cell>
          <table:table-cell office:value-type="float" office:value="-3.47310953251156" calcext:value-type="float">
            <text:p>-3.47310953251156</text:p>
          </table:table-cell>
        </table:table-row>
        <table:table-row table:style-name="ro1">
          <table:table-cell office:value-type="string" calcext:value-type="string">
            <text:p>fit_plot_Symphoricarpos sp._CAQZ_1.0</text:p>
          </table:table-cell>
          <table:table-cell office:value-type="string" calcext:value-type="string">
            <text:p>Medium</text:p>
          </table:table-cell>
          <table:table-cell office:value-type="float" office:value="-3.46879961546565" calcext:value-type="float">
            <text:p>-3.46879961546565</text:p>
          </table:table-cell>
        </table:table-row>
        <table:table-row table:style-name="ro1">
          <table:table-cell office:value-type="string" calcext:value-type="string">
            <text:p>fit_plot_Tabebuia umbellata_UTQR_1.0</text:p>
          </table:table-cell>
          <table:table-cell office:value-type="string" calcext:value-type="string">
            <text:p>Medium</text:p>
          </table:table-cell>
          <table:table-cell office:value-type="float" office:value="-3.46166142897033" calcext:value-type="float">
            <text:p>-3.46166142897033</text:p>
          </table:table-cell>
        </table:table-row>
        <table:table-row table:style-name="ro1">
          <table:table-cell office:value-type="string" calcext:value-type="string">
            <text:p>fit_plot_Ipomoea coccinea_ERWT_1.0</text:p>
          </table:table-cell>
          <table:table-cell office:value-type="string" calcext:value-type="string">
            <text:p>Medium</text:p>
          </table:table-cell>
          <table:table-cell office:value-type="float" office:value="-3.44616328388628" calcext:value-type="float">
            <text:p>-3.44616328388628</text:p>
          </table:table-cell>
        </table:table-row>
        <table:table-row table:style-name="ro1">
          <table:table-cell office:value-type="string" calcext:value-type="string">
            <text:p>fit_plot_Ipomoea lobata_IZNU_1.0</text:p>
          </table:table-cell>
          <table:table-cell office:value-type="string" calcext:value-type="string">
            <text:p>Medium</text:p>
          </table:table-cell>
          <table:table-cell office:value-type="float" office:value="-3.43629690611732" calcext:value-type="float">
            <text:p>-3.43629690611732</text:p>
          </table:table-cell>
        </table:table-row>
        <table:table-row table:style-name="ro1">
          <table:table-cell office:value-type="string" calcext:value-type="string">
            <text:p>fit_plot_Dendrolycopodium obscurum_XNXF_1.0</text:p>
          </table:table-cell>
          <table:table-cell office:value-type="string" calcext:value-type="string">
            <text:p>Medium</text:p>
          </table:table-cell>
          <table:table-cell office:value-type="float" office:value="-3.42382048946291" calcext:value-type="float">
            <text:p>-3.42382048946291</text:p>
          </table:table-cell>
        </table:table-row>
        <table:table-row table:style-name="ro1">
          <table:table-cell office:value-type="string" calcext:value-type="string">
            <text:p>fit_plot_Pholisma arenarium_HANM_1.0</text:p>
          </table:table-cell>
          <table:table-cell office:value-type="string" calcext:value-type="string">
            <text:p>Medium</text:p>
          </table:table-cell>
          <table:table-cell office:value-type="float" office:value="-3.41776164845671" calcext:value-type="float">
            <text:p>-3.41776164845671</text:p>
          </table:table-cell>
        </table:table-row>
        <table:table-row table:style-name="ro1">
          <table:table-cell office:value-type="string" calcext:value-type="string">
            <text:p>fit_plot_Ipomoea hederacea_QSLH_1.0</text:p>
          </table:table-cell>
          <table:table-cell office:value-type="string" calcext:value-type="string">
            <text:p>Medium</text:p>
          </table:table-cell>
          <table:table-cell office:value-type="float" office:value="-3.40017685292746" calcext:value-type="float">
            <text:p>-3.40017685292746</text:p>
          </table:table-cell>
        </table:table-row>
        <table:table-row table:style-name="ro1">
          <table:table-cell office:value-type="string" calcext:value-type="string">
            <text:p>fit_plot_Hilleria latifolia_SFKQ_1.0</text:p>
          </table:table-cell>
          <table:table-cell office:value-type="string" calcext:value-type="string">
            <text:p>Medium</text:p>
          </table:table-cell>
          <table:table-cell office:value-type="float" office:value="-3.39223123696456" calcext:value-type="float">
            <text:p>-3.39223123696456</text:p>
          </table:table-cell>
        </table:table-row>
        <table:table-row table:style-name="ro1">
          <table:table-cell office:value-type="string" calcext:value-type="string">
            <text:p>fit_plot_Antirrhinum braun-blanquetii_YRHD_1.0</text:p>
          </table:table-cell>
          <table:table-cell office:value-type="string" calcext:value-type="string">
            <text:p>Medium</text:p>
          </table:table-cell>
          <table:table-cell office:value-type="float" office:value="-3.38775865413824" calcext:value-type="float">
            <text:p>-3.38775865413824</text:p>
          </table:table-cell>
        </table:table-row>
        <table:table-row table:style-name="ro1">
          <table:table-cell office:value-type="string" calcext:value-type="string">
            <text:p>fit_plot_Solanum lasiophyllum_DLAI_1.0</text:p>
          </table:table-cell>
          <table:table-cell office:value-type="string" calcext:value-type="string">
            <text:p>High</text:p>
          </table:table-cell>
          <table:table-cell office:value-type="float" office:value="-3.33712812750097" calcext:value-type="float">
            <text:p>-3.33712812750097</text:p>
          </table:table-cell>
        </table:table-row>
        <table:table-row table:style-name="ro1">
          <table:table-cell office:value-type="string" calcext:value-type="string">
            <text:p>fit_plot_Codariocalyx motorius_SUAK_1.0</text:p>
          </table:table-cell>
          <table:table-cell office:value-type="string" calcext:value-type="string">
            <text:p>High</text:p>
          </table:table-cell>
          <table:table-cell office:value-type="float" office:value="-3.323662392126" calcext:value-type="float">
            <text:p>-3.323662392126</text:p>
          </table:table-cell>
        </table:table-row>
        <table:table-row table:style-name="ro1">
          <table:table-cell office:value-type="string" calcext:value-type="string">
            <text:p>fit_plot_Silene latifolia_FZQN_1.0</text:p>
          </table:table-cell>
          <table:table-cell office:value-type="string" calcext:value-type="string">
            <text:p>High</text:p>
          </table:table-cell>
          <table:table-cell office:value-type="float" office:value="-3.29995496490968" calcext:value-type="float">
            <text:p>-3.29995496490968</text:p>
          </table:table-cell>
        </table:table-row>
        <table:table-row table:style-name="ro1">
          <table:table-cell office:value-type="string" calcext:value-type="string">
            <text:p>fit_plot_Ledum palustre_WXVX_1.0</text:p>
          </table:table-cell>
          <table:table-cell office:value-type="string" calcext:value-type="string">
            <text:p>High</text:p>
          </table:table-cell>
          <table:table-cell office:value-type="float" office:value="-3.28327144090428" calcext:value-type="float">
            <text:p>-3.28327144090428</text:p>
          </table:table-cell>
        </table:table-row>
        <table:table-row table:style-name="ro1">
          <table:table-cell office:value-type="string" calcext:value-type="string">
            <text:p>fit_plot_Centella asiatica_WEQK_1.0</text:p>
          </table:table-cell>
          <table:table-cell office:value-type="string" calcext:value-type="string">
            <text:p>High</text:p>
          </table:table-cell>
          <table:table-cell office:value-type="float" office:value="-3.26448383365934" calcext:value-type="float">
            <text:p>-3.26448383365934</text:p>
          </table:table-cell>
        </table:table-row>
        <table:table-row table:style-name="ro1">
          <table:table-cell office:value-type="string" calcext:value-type="string">
            <text:p>fit_plot_Lindsaea linearis_NOKI_1.0</text:p>
          </table:table-cell>
          <table:table-cell office:value-type="string" calcext:value-type="string">
            <text:p>High</text:p>
          </table:table-cell>
          <table:table-cell office:value-type="float" office:value="-3.25173176217997" calcext:value-type="float">
            <text:p>-3.25173176217997</text:p>
          </table:table-cell>
        </table:table-row>
        <table:table-row table:style-name="ro1">
          <table:table-cell office:value-type="string" calcext:value-type="string">
            <text:p>fit_plot_Pseudolycopodiella caroliniana_UPMJ_1.0</text:p>
          </table:table-cell>
          <table:table-cell office:value-type="string" calcext:value-type="string">
            <text:p>High</text:p>
          </table:table-cell>
          <table:table-cell office:value-type="float" office:value="-3.2367457357009" calcext:value-type="float">
            <text:p>-3.2367457357009</text:p>
          </table:table-cell>
        </table:table-row>
        <table:table-row table:style-name="ro1">
          <table:table-cell office:value-type="string" calcext:value-type="string">
            <text:p>fit_plot_Racomitrium elongatum_ABCD_1.0</text:p>
          </table:table-cell>
          <table:table-cell office:value-type="string" calcext:value-type="string">
            <text:p>High</text:p>
          </table:table-cell>
          <table:table-cell office:value-type="float" office:value="-3.22894052506355" calcext:value-type="float">
            <text:p>-3.22894052506355</text:p>
          </table:table-cell>
        </table:table-row>
        <table:table-row table:style-name="ro1">
          <table:table-cell office:value-type="string" calcext:value-type="string">
            <text:p>fit_plot_Salix fargesii_RZTJ_1.0</text:p>
          </table:table-cell>
          <table:table-cell office:value-type="string" calcext:value-type="string">
            <text:p>High</text:p>
          </table:table-cell>
          <table:table-cell office:value-type="float" office:value="-3.21429188929379" calcext:value-type="float">
            <text:p>-3.21429188929379</text:p>
          </table:table-cell>
        </table:table-row>
        <table:table-row table:style-name="ro1">
          <table:table-cell office:value-type="string" calcext:value-type="string">
            <text:p>fit_plot_Vitex agnus-castus_DMLT_1.0</text:p>
          </table:table-cell>
          <table:table-cell office:value-type="string" calcext:value-type="string">
            <text:p>High</text:p>
          </table:table-cell>
          <table:table-cell office:value-type="float" office:value="-3.20767064736802" calcext:value-type="float">
            <text:p>-3.20767064736802</text:p>
          </table:table-cell>
        </table:table-row>
        <table:table-row table:style-name="ro1">
          <table:table-cell office:value-type="string" calcext:value-type="string">
            <text:p>fit_plot_Ilex paraguariensis_SXML_1.0</text:p>
          </table:table-cell>
          <table:table-cell office:value-type="string" calcext:value-type="string">
            <text:p>High</text:p>
          </table:table-cell>
          <table:table-cell office:value-type="float" office:value="-3.2020424807407" calcext:value-type="float">
            <text:p>-3.2020424807407</text:p>
          </table:table-cell>
        </table:table-row>
        <table:table-row table:style-name="ro1">
          <table:table-cell office:value-type="string" calcext:value-type="string">
            <text:p>fit_plot_Tropaeolum peregrinum_MYZV_1.0</text:p>
          </table:table-cell>
          <table:table-cell office:value-type="string" calcext:value-type="string">
            <text:p>High</text:p>
          </table:table-cell>
          <table:table-cell office:value-type="float" office:value="-3.17935687055089" calcext:value-type="float">
            <text:p>-3.17935687055089</text:p>
          </table:table-cell>
        </table:table-row>
        <table:table-row table:style-name="ro1">
          <table:table-cell office:value-type="string" calcext:value-type="string">
            <text:p>fit_plot_Passiflora caerulea_SIZE_1.0</text:p>
          </table:table-cell>
          <table:table-cell office:value-type="string" calcext:value-type="string">
            <text:p>High</text:p>
          </table:table-cell>
          <table:table-cell office:value-type="float" office:value="-3.16398926517765" calcext:value-type="float">
            <text:p>-3.16398926517765</text:p>
          </table:table-cell>
        </table:table-row>
        <table:table-row table:style-name="ro1">
          <table:table-cell office:value-type="string" calcext:value-type="string">
            <text:p>fit_plot_Bauhinia tomentosa_JETM_1.0</text:p>
          </table:table-cell>
          <table:table-cell office:value-type="string" calcext:value-type="string">
            <text:p>High</text:p>
          </table:table-cell>
          <table:table-cell office:value-type="float" office:value="-3.14916018245923" calcext:value-type="float">
            <text:p>-3.14916018245923</text:p>
          </table:table-cell>
        </table:table-row>
        <table:table-row table:style-name="ro1">
          <table:table-cell office:value-type="string" calcext:value-type="string">
            <text:p>fit_plot_Leucobryum albidum_VMXJ_1.0</text:p>
          </table:table-cell>
          <table:table-cell office:value-type="string" calcext:value-type="string">
            <text:p>High</text:p>
          </table:table-cell>
          <table:table-cell office:value-type="float" office:value="-3.14213187637311" calcext:value-type="float">
            <text:p>-3.14213187637311</text:p>
          </table:table-cell>
        </table:table-row>
        <table:table-row table:style-name="ro1">
          <table:table-cell office:value-type="string" calcext:value-type="string">
            <text:p>fit_plot_Fouquieria macdougalii_YSRZ_1.0</text:p>
          </table:table-cell>
          <table:table-cell office:value-type="string" calcext:value-type="string">
            <text:p>High</text:p>
          </table:table-cell>
          <table:table-cell office:value-type="float" office:value="-3.11597934625384" calcext:value-type="float">
            <text:p>-3.11597934625384</text:p>
          </table:table-cell>
        </table:table-row>
        <table:table-row table:style-name="ro1">
          <table:table-cell office:value-type="string" calcext:value-type="string">
            <text:p>fit_plot_Galax urceolata_ADHK_1.0</text:p>
          </table:table-cell>
          <table:table-cell office:value-type="string" calcext:value-type="string">
            <text:p>High</text:p>
          </table:table-cell>
          <table:table-cell office:value-type="float" office:value="-3.10115654687371" calcext:value-type="float">
            <text:p>-3.10115654687371</text:p>
          </table:table-cell>
        </table:table-row>
        <table:table-row table:style-name="ro1">
          <table:table-cell office:value-type="string" calcext:value-type="string">
            <text:p>fit_plot_Diospyros malabarica_KVFU_1.0</text:p>
          </table:table-cell>
          <table:table-cell office:value-type="string" calcext:value-type="string">
            <text:p>High</text:p>
          </table:table-cell>
          <table:table-cell office:value-type="float" office:value="-3.09761890929203" calcext:value-type="float">
            <text:p>-3.09761890929203</text:p>
          </table:table-cell>
        </table:table-row>
        <table:table-row table:style-name="ro1">
          <table:table-cell office:value-type="string" calcext:value-type="string">
            <text:p>fit_plot_Manihot grahamii_XNLP_1.0</text:p>
          </table:table-cell>
          <table:table-cell office:value-type="string" calcext:value-type="string">
            <text:p>High</text:p>
          </table:table-cell>
          <table:table-cell office:value-type="float" office:value="-3.07537630218996" calcext:value-type="float">
            <text:p>-3.07537630218996</text:p>
          </table:table-cell>
        </table:table-row>
        <table:table-row table:style-name="ro1">
          <table:table-cell office:value-type="string" calcext:value-type="string">
            <text:p>fit_plot_Erythroxylum coca_RPPC_1.0</text:p>
          </table:table-cell>
          <table:table-cell office:value-type="string" calcext:value-type="string">
            <text:p>High</text:p>
          </table:table-cell>
          <table:table-cell office:value-type="float" office:value="-3.07287282736977" calcext:value-type="float">
            <text:p>-3.07287282736977</text:p>
          </table:table-cell>
        </table:table-row>
        <table:table-row table:style-name="ro1">
          <table:table-cell office:value-type="string" calcext:value-type="string">
            <text:p>fit_plot_Ipomoea quamoclit_ALUC_1.0</text:p>
          </table:table-cell>
          <table:table-cell office:value-type="string" calcext:value-type="string">
            <text:p>High</text:p>
          </table:table-cell>
          <table:table-cell office:value-type="float" office:value="-3.07128500666997" calcext:value-type="float">
            <text:p>-3.07128500666997</text:p>
          </table:table-cell>
        </table:table-row>
        <table:table-row table:style-name="ro1">
          <table:table-cell office:value-type="string" calcext:value-type="string">
            <text:p>fit_plot_Salix purpurea_LFOG_1.0</text:p>
          </table:table-cell>
          <table:table-cell office:value-type="string" calcext:value-type="string">
            <text:p>High</text:p>
          </table:table-cell>
          <table:table-cell office:value-type="float" office:value="-3.06507262002928" calcext:value-type="float">
            <text:p>-3.06507262002928</text:p>
          </table:table-cell>
        </table:table-row>
        <table:table-row table:style-name="ro1">
          <table:table-cell office:value-type="string" calcext:value-type="string">
            <text:p>fit_plot_Rhizophora mangle_ZTLR_1.0</text:p>
          </table:table-cell>
          <table:table-cell office:value-type="string" calcext:value-type="string">
            <text:p>High</text:p>
          </table:table-cell>
          <table:table-cell office:value-type="float" office:value="-3.05347234522091" calcext:value-type="float">
            <text:p>-3.05347234522091</text:p>
          </table:table-cell>
        </table:table-row>
        <table:table-row table:style-name="ro1">
          <table:table-cell office:value-type="string" calcext:value-type="string">
            <text:p>fit_plot_Paulownia fargesii_UMUL_1.0</text:p>
          </table:table-cell>
          <table:table-cell office:value-type="string" calcext:value-type="string">
            <text:p>High</text:p>
          </table:table-cell>
          <table:table-cell office:value-type="float" office:value="-3.05179417969827" calcext:value-type="float">
            <text:p>-3.05179417969827</text:p>
          </table:table-cell>
        </table:table-row>
        <table:table-row table:style-name="ro1">
          <table:table-cell office:value-type="string" calcext:value-type="string">
            <text:p>fit_plot_Petiveria alliacea_AZBL_1.0</text:p>
          </table:table-cell>
          <table:table-cell office:value-type="string" calcext:value-type="string">
            <text:p>High</text:p>
          </table:table-cell>
          <table:table-cell office:value-type="float" office:value="-3.04970436670687" calcext:value-type="float">
            <text:p>-3.04970436670687</text:p>
          </table:table-cell>
        </table:table-row>
        <table:table-row table:style-name="ro1">
          <table:table-cell office:value-type="string" calcext:value-type="string">
            <text:p>fit_plot_Sinningia tuberosa_DTNC_1.0</text:p>
          </table:table-cell>
          <table:table-cell office:value-type="string" calcext:value-type="string">
            <text:p>High</text:p>
          </table:table-cell>
          <table:table-cell office:value-type="float" office:value="-3.04647722626556" calcext:value-type="float">
            <text:p>-3.04647722626556</text:p>
          </table:table-cell>
        </table:table-row>
        <table:table-row table:style-name="ro1">
          <table:table-cell office:value-type="string" calcext:value-type="string">
            <text:p>fit_plot_Galax urceolata_UFHF_1.0</text:p>
          </table:table-cell>
          <table:table-cell office:value-type="string" calcext:value-type="string">
            <text:p>High</text:p>
          </table:table-cell>
          <table:table-cell office:value-type="float" office:value="-3.02331541710198" calcext:value-type="float">
            <text:p>-3.02331541710198</text:p>
          </table:table-cell>
        </table:table-row>
        <table:table-row table:style-name="ro1">
          <table:table-cell office:value-type="string" calcext:value-type="string">
            <text:p>fit_plot_Idiospermum australiense_WPHN_1.0</text:p>
          </table:table-cell>
          <table:table-cell office:value-type="string" calcext:value-type="string">
            <text:p>High</text:p>
          </table:table-cell>
          <table:table-cell office:value-type="float" office:value="-3.02270876276765" calcext:value-type="float">
            <text:p>-3.02270876276765</text:p>
          </table:table-cell>
        </table:table-row>
        <table:table-row table:style-name="ro1">
          <table:table-cell office:value-type="string" calcext:value-type="string">
            <text:p>fit_plot_Salix viminalis_KKDQ_1.0</text:p>
          </table:table-cell>
          <table:table-cell office:value-type="string" calcext:value-type="string">
            <text:p>High</text:p>
          </table:table-cell>
          <table:table-cell office:value-type="float" office:value="-2.99538754747514" calcext:value-type="float">
            <text:p>-2.99538754747514</text:p>
          </table:table-cell>
        </table:table-row>
        <table:table-row table:style-name="ro1">
          <table:table-cell office:value-type="string" calcext:value-type="string">
            <text:p>fit_plot_Dendropemon caribaeus_VGVI_1.0</text:p>
          </table:table-cell>
          <table:table-cell office:value-type="string" calcext:value-type="string">
            <text:p>High</text:p>
          </table:table-cell>
          <table:table-cell office:value-type="float" office:value="-2.97600142148486" calcext:value-type="float">
            <text:p>-2.97600142148486</text:p>
          </table:table-cell>
        </table:table-row>
        <table:table-row table:style-name="ro1">
          <table:table-cell office:value-type="string" calcext:value-type="string">
            <text:p>fit_plot_Drypetes deplanchei_RVGH_1.0</text:p>
          </table:table-cell>
          <table:table-cell office:value-type="string" calcext:value-type="string">
            <text:p>High</text:p>
          </table:table-cell>
          <table:table-cell office:value-type="float" office:value="-2.97430013090417" calcext:value-type="float">
            <text:p>-2.97430013090417</text:p>
          </table:table-cell>
        </table:table-row>
        <table:table-row table:style-name="ro1">
          <table:table-cell office:value-type="string" calcext:value-type="string">
            <text:p>fit_plot_Uncarina grandidieri_ZRIN_1.0</text:p>
          </table:table-cell>
          <table:table-cell office:value-type="string" calcext:value-type="string">
            <text:p>High</text:p>
          </table:table-cell>
          <table:table-cell office:value-type="float" office:value="-2.9740658103184" calcext:value-type="float">
            <text:p>-2.9740658103184</text:p>
          </table:table-cell>
        </table:table-row>
        <table:table-row table:style-name="ro1">
          <table:table-cell office:value-type="string" calcext:value-type="string">
            <text:p>fit_plot_Lycium sp._OSMU_1.0</text:p>
          </table:table-cell>
          <table:table-cell office:value-type="string" calcext:value-type="string">
            <text:p>High</text:p>
          </table:table-cell>
          <table:table-cell office:value-type="float" office:value="-2.95917493433579" calcext:value-type="float">
            <text:p>-2.95917493433579</text:p>
          </table:table-cell>
        </table:table-row>
        <table:table-row table:style-name="ro1">
          <table:table-cell office:value-type="string" calcext:value-type="string">
            <text:p>fit_plot_Ehretia acuminata_EMAL_1.0</text:p>
          </table:table-cell>
          <table:table-cell office:value-type="string" calcext:value-type="string">
            <text:p>High</text:p>
          </table:table-cell>
          <table:table-cell office:value-type="float" office:value="-2.95649642152819" calcext:value-type="float">
            <text:p>-2.95649642152819</text:p>
          </table:table-cell>
        </table:table-row>
        <table:table-row table:style-name="ro1">
          <table:table-cell office:value-type="string" calcext:value-type="string">
            <text:p>fit_plot_Lycium barbarum_LWCK_1.0</text:p>
          </table:table-cell>
          <table:table-cell office:value-type="string" calcext:value-type="string">
            <text:p>High</text:p>
          </table:table-cell>
          <table:table-cell office:value-type="float" office:value="-2.94205036958247" calcext:value-type="float">
            <text:p>-2.94205036958247</text:p>
          </table:table-cell>
        </table:table-row>
        <table:table-row table:style-name="ro1">
          <table:table-cell office:value-type="string" calcext:value-type="string">
            <text:p>fit_plot_Leucobryum glaucum_RGKI_1.0</text:p>
          </table:table-cell>
          <table:table-cell office:value-type="string" calcext:value-type="string">
            <text:p>High</text:p>
          </table:table-cell>
          <table:table-cell office:value-type="float" office:value="-2.92431068220593" calcext:value-type="float">
            <text:p>-2.92431068220593</text:p>
          </table:table-cell>
        </table:table-row>
        <table:table-row table:style-name="ro1">
          <table:table-cell office:value-type="string" calcext:value-type="string">
            <text:p>fit_plot_Solanum sisymbriifolium_NMDZ_1.0</text:p>
          </table:table-cell>
          <table:table-cell office:value-type="string" calcext:value-type="string">
            <text:p>High</text:p>
          </table:table-cell>
          <table:table-cell office:value-type="float" office:value="-2.90754794605478" calcext:value-type="float">
            <text:p>-2.90754794605478</text:p>
          </table:table-cell>
        </table:table-row>
        <table:table-row table:style-name="ro1">
          <table:table-cell office:value-type="string" calcext:value-type="string">
            <text:p>fit_plot_Cistus inflatus_PKMO_1.0</text:p>
          </table:table-cell>
          <table:table-cell office:value-type="string" calcext:value-type="string">
            <text:p>High</text:p>
          </table:table-cell>
          <table:table-cell office:value-type="float" office:value="-2.90691941085687" calcext:value-type="float">
            <text:p>-2.90691941085687</text:p>
          </table:table-cell>
        </table:table-row>
        <table:table-row table:style-name="ro1">
          <table:table-cell office:value-type="string" calcext:value-type="string">
            <text:p>fit_plot_Canna sp._TZNS_1.0</text:p>
          </table:table-cell>
          <table:table-cell office:value-type="string" calcext:value-type="string">
            <text:p>High</text:p>
          </table:table-cell>
          <table:table-cell office:value-type="float" office:value="-2.89458360488774" calcext:value-type="float">
            <text:p>-2.89458360488774</text:p>
          </table:table-cell>
        </table:table-row>
        <table:table-row table:style-name="ro1">
          <table:table-cell office:value-type="string" calcext:value-type="string">
            <text:p>fit_plot_Ipomoea pubescens_EMBR_1.0</text:p>
          </table:table-cell>
          <table:table-cell office:value-type="string" calcext:value-type="string">
            <text:p>High</text:p>
          </table:table-cell>
          <table:table-cell office:value-type="float" office:value="-2.88999620074493" calcext:value-type="float">
            <text:p>-2.88999620074493</text:p>
          </table:table-cell>
        </table:table-row>
        <table:table-row table:style-name="ro1">
          <table:table-cell office:value-type="string" calcext:value-type="string">
            <text:p>fit_plot_Gleditsia sinensis_VHZV_1.0</text:p>
          </table:table-cell>
          <table:table-cell office:value-type="string" calcext:value-type="string">
            <text:p>High</text:p>
          </table:table-cell>
          <table:table-cell office:value-type="float" office:value="-2.87903968897273" calcext:value-type="float">
            <text:p>-2.87903968897273</text:p>
          </table:table-cell>
        </table:table-row>
        <table:table-row table:style-name="ro1">
          <table:table-cell office:value-type="string" calcext:value-type="string">
            <text:p>fit_plot_Solanum dulcamara_GHLP_1.0</text:p>
          </table:table-cell>
          <table:table-cell office:value-type="string" calcext:value-type="string">
            <text:p>High</text:p>
          </table:table-cell>
          <table:table-cell office:value-type="float" office:value="-2.87208303488548" calcext:value-type="float">
            <text:p>-2.87208303488548</text:p>
          </table:table-cell>
        </table:table-row>
        <table:table-row table:style-name="ro1">
          <table:table-cell office:value-type="string" calcext:value-type="string">
            <text:p>fit_plot_Kadsura heteroclita_NWMY_1.0</text:p>
          </table:table-cell>
          <table:table-cell office:value-type="string" calcext:value-type="string">
            <text:p>High</text:p>
          </table:table-cell>
          <table:table-cell office:value-type="float" office:value="-2.8717307786813" calcext:value-type="float">
            <text:p>-2.8717307786813</text:p>
          </table:table-cell>
        </table:table-row>
        <table:table-row table:style-name="ro1">
          <table:table-cell office:value-type="string" calcext:value-type="string">
            <text:p>fit_plot_Staurodesmus omearii_RPRU_1.0</text:p>
          </table:table-cell>
          <table:table-cell office:value-type="string" calcext:value-type="string">
            <text:p>High</text:p>
          </table:table-cell>
          <table:table-cell office:value-type="float" office:value="-2.86459419158885" calcext:value-type="float">
            <text:p>-2.86459419158885</text:p>
          </table:table-cell>
        </table:table-row>
        <table:table-row table:style-name="ro1">
          <table:table-cell office:value-type="string" calcext:value-type="string">
            <text:p>fit_plot_Salix eriocephala_GLVK_1.0</text:p>
          </table:table-cell>
          <table:table-cell office:value-type="string" calcext:value-type="string">
            <text:p>High</text:p>
          </table:table-cell>
          <table:table-cell office:value-type="float" office:value="-2.85848013798616" calcext:value-type="float">
            <text:p>-2.85848013798616</text:p>
          </table:table-cell>
        </table:table-row>
        <table:table-row table:style-name="ro1">
          <table:table-cell office:value-type="string" calcext:value-type="string">
            <text:p>fit_plot_Platanus occidentalis_VQFW_1.0</text:p>
          </table:table-cell>
          <table:table-cell office:value-type="string" calcext:value-type="string">
            <text:p>High</text:p>
          </table:table-cell>
          <table:table-cell office:value-type="float" office:value="-2.85644599405358" calcext:value-type="float">
            <text:p>-2.85644599405358</text:p>
          </table:table-cell>
        </table:table-row>
        <table:table-row table:style-name="ro1">
          <table:table-cell office:value-type="string" calcext:value-type="string">
            <text:p>fit_plot_Solanum ptychanthum_DLJZ_1.0</text:p>
          </table:table-cell>
          <table:table-cell office:value-type="string" calcext:value-type="string">
            <text:p>High</text:p>
          </table:table-cell>
          <table:table-cell office:value-type="float" office:value="-2.81665970798484" calcext:value-type="float">
            <text:p>-2.81665970798484</text:p>
          </table:table-cell>
        </table:table-row>
        <table:table-row table:style-name="ro1">
          <table:table-cell office:value-type="string" calcext:value-type="string">
            <text:p>fit_plot_Schlegelia violacea_EDXZ_1.0</text:p>
          </table:table-cell>
          <table:table-cell office:value-type="string" calcext:value-type="string">
            <text:p>High</text:p>
          </table:table-cell>
          <table:table-cell office:value-type="float" office:value="-2.81102330810127" calcext:value-type="float">
            <text:p>-2.81102330810127</text:p>
          </table:table-cell>
        </table:table-row>
        <table:table-row table:style-name="ro1">
          <table:table-cell office:value-type="string" calcext:value-type="string">
            <text:p>fit_plot_Passiflora edulis_EZZT_1.0</text:p>
          </table:table-cell>
          <table:table-cell office:value-type="string" calcext:value-type="string">
            <text:p>High</text:p>
          </table:table-cell>
          <table:table-cell office:value-type="float" office:value="-2.80656302858456" calcext:value-type="float">
            <text:p>-2.80656302858456</text:p>
          </table:table-cell>
        </table:table-row>
        <table:table-row table:style-name="ro1">
          <table:table-cell office:value-type="string" calcext:value-type="string">
            <text:p>fit_plot_Apios americana_NXOH_1.0</text:p>
          </table:table-cell>
          <table:table-cell office:value-type="string" calcext:value-type="string">
            <text:p>High</text:p>
          </table:table-cell>
          <table:table-cell office:value-type="float" office:value="-2.79860113190747" calcext:value-type="float">
            <text:p>-2.79860113190747</text:p>
          </table:table-cell>
        </table:table-row>
        <table:table-row table:style-name="ro1">
          <table:table-cell office:value-type="string" calcext:value-type="string">
            <text:p>fit_plot_Brodiaea sierrae_IXEM_1.0</text:p>
          </table:table-cell>
          <table:table-cell office:value-type="string" calcext:value-type="string">
            <text:p>High</text:p>
          </table:table-cell>
          <table:table-cell office:value-type="float" office:value="-2.79100931021746" calcext:value-type="float">
            <text:p>-2.79100931021746</text:p>
          </table:table-cell>
        </table:table-row>
        <table:table-row table:style-name="ro1">
          <table:table-cell office:value-type="string" calcext:value-type="string">
            <text:p>fit_plot_Brugmansia sanguinea_AIOU_1.0</text:p>
          </table:table-cell>
          <table:table-cell office:value-type="string" calcext:value-type="string">
            <text:p>High</text:p>
          </table:table-cell>
          <table:table-cell office:value-type="float" office:value="-2.78142862101057" calcext:value-type="float">
            <text:p>-2.78142862101057</text:p>
          </table:table-cell>
        </table:table-row>
        <table:table-row table:style-name="ro1">
          <table:table-cell office:value-type="string" calcext:value-type="string">
            <text:p>fit_plot_Xanthocercis zambesiaca_ZSSR_1.0</text:p>
          </table:table-cell>
          <table:table-cell office:value-type="string" calcext:value-type="string">
            <text:p>High</text:p>
          </table:table-cell>
          <table:table-cell office:value-type="float" office:value="-2.74139241526732" calcext:value-type="float">
            <text:p>-2.74139241526732</text:p>
          </table:table-cell>
        </table:table-row>
        <table:table-row table:style-name="ro1">
          <table:table-cell office:value-type="string" calcext:value-type="string">
            <text:p>fit_plot_Calycanthus floridus_FALI_1.0</text:p>
          </table:table-cell>
          <table:table-cell office:value-type="string" calcext:value-type="string">
            <text:p>High</text:p>
          </table:table-cell>
          <table:table-cell office:value-type="float" office:value="-2.73588269505548" calcext:value-type="float">
            <text:p>-2.73588269505548</text:p>
          </table:table-cell>
        </table:table-row>
        <table:table-row table:style-name="ro1">
          <table:table-cell office:value-type="string" calcext:value-type="string">
            <text:p>fit_plot_Salix sachalinensis_TDTF_1.0</text:p>
          </table:table-cell>
          <table:table-cell office:value-type="string" calcext:value-type="string">
            <text:p>High</text:p>
          </table:table-cell>
          <table:table-cell office:value-type="float" office:value="-2.72976227786596" calcext:value-type="float">
            <text:p>-2.72976227786596</text:p>
          </table:table-cell>
        </table:table-row>
        <table:table-row table:style-name="ro1">
          <table:table-cell office:value-type="string" calcext:value-type="string">
            <text:p>fit_plot_Aulacomnium heterostichum_WNGH_1.0</text:p>
          </table:table-cell>
          <table:table-cell office:value-type="string" calcext:value-type="string">
            <text:p>High</text:p>
          </table:table-cell>
          <table:table-cell office:value-type="float" office:value="-2.72265932982931" calcext:value-type="float">
            <text:p>-2.72265932982931</text:p>
          </table:table-cell>
        </table:table-row>
        <table:table-row table:style-name="ro1">
          <table:table-cell office:value-type="string" calcext:value-type="string">
            <text:p>fit_plot_Astragalus propinquus_MYMP_1.0</text:p>
          </table:table-cell>
          <table:table-cell office:value-type="string" calcext:value-type="string">
            <text:p>High</text:p>
          </table:table-cell>
          <table:table-cell office:value-type="float" office:value="-2.71807635740519" calcext:value-type="float">
            <text:p>-2.71807635740519</text:p>
          </table:table-cell>
        </table:table-row>
        <table:table-row table:style-name="ro1">
          <table:table-cell office:value-type="string" calcext:value-type="string">
            <text:p>fit_plot_Datura metel_JNVS_1.0</text:p>
          </table:table-cell>
          <table:table-cell office:value-type="string" calcext:value-type="string">
            <text:p>High</text:p>
          </table:table-cell>
          <table:table-cell office:value-type="float" office:value="-2.70937162865209" calcext:value-type="float">
            <text:p>-2.70937162865209</text:p>
          </table:table-cell>
        </table:table-row>
        <table:table-row table:style-name="ro1">
          <table:table-cell office:value-type="string" calcext:value-type="string">
            <text:p>fit_plot_Gymnocladus dioicus_QZXQ_1.0</text:p>
          </table:table-cell>
          <table:table-cell office:value-type="string" calcext:value-type="string">
            <text:p>High</text:p>
          </table:table-cell>
          <table:table-cell office:value-type="float" office:value="-2.70773137002084" calcext:value-type="float">
            <text:p>-2.70773137002084</text:p>
          </table:table-cell>
        </table:table-row>
        <table:table-row table:style-name="ro1">
          <table:table-cell office:value-type="string" calcext:value-type="string">
            <text:p>fit_plot_Buddleja lindleyana_XRLM_1.0</text:p>
          </table:table-cell>
          <table:table-cell office:value-type="string" calcext:value-type="string">
            <text:p>High</text:p>
          </table:table-cell>
          <table:table-cell office:value-type="float" office:value="-2.707377544874" calcext:value-type="float">
            <text:p>-2.707377544874</text:p>
          </table:table-cell>
        </table:table-row>
        <table:table-row table:style-name="ro1">
          <table:table-cell office:value-type="string" calcext:value-type="string">
            <text:p>fit_plot_Vittaria lineata_SKYV_1.0</text:p>
          </table:table-cell>
          <table:table-cell office:value-type="string" calcext:value-type="string">
            <text:p>High</text:p>
          </table:table-cell>
          <table:table-cell office:value-type="float" office:value="-2.70135186533769" calcext:value-type="float">
            <text:p>-2.70135186533769</text:p>
          </table:table-cell>
        </table:table-row>
        <table:table-row table:style-name="ro1">
          <table:table-cell office:value-type="string" calcext:value-type="string">
            <text:p>fit_plot_Rhodiola rosea_ZJUL_1.0</text:p>
          </table:table-cell>
          <table:table-cell office:value-type="string" calcext:value-type="string">
            <text:p>High</text:p>
          </table:table-cell>
          <table:table-cell office:value-type="float" office:value="-2.6960099079384" calcext:value-type="float">
            <text:p>-2.6960099079384</text:p>
          </table:table-cell>
        </table:table-row>
        <table:table-row table:style-name="ro1">
          <table:table-cell office:value-type="string" calcext:value-type="string">
            <text:p>fit_plot_Racomitrium varium_RDOO_1.0</text:p>
          </table:table-cell>
          <table:table-cell office:value-type="string" calcext:value-type="string">
            <text:p>High</text:p>
          </table:table-cell>
          <table:table-cell office:value-type="float" office:value="-2.68677093574086" calcext:value-type="float">
            <text:p>-2.68677093574086</text:p>
          </table:table-cell>
        </table:table-row>
        <table:table-row table:style-name="ro1">
          <table:table-cell office:value-type="string" calcext:value-type="string">
            <text:p>fit_plot_Rehmannia glutinosa_OWAS_1.0</text:p>
          </table:table-cell>
          <table:table-cell office:value-type="string" calcext:value-type="string">
            <text:p>High</text:p>
          </table:table-cell>
          <table:table-cell office:value-type="float" office:value="-2.68224643134605" calcext:value-type="float">
            <text:p>-2.68224643134605</text:p>
          </table:table-cell>
        </table:table-row>
        <table:table-row table:style-name="ro1">
          <table:table-cell office:value-type="string" calcext:value-type="string">
            <text:p>fit_plot_Buddleja sp._GRFT_1.0</text:p>
          </table:table-cell>
          <table:table-cell office:value-type="string" calcext:value-type="string">
            <text:p>High</text:p>
          </table:table-cell>
          <table:table-cell office:value-type="float" office:value="-2.67001863081247" calcext:value-type="float">
            <text:p>-2.67001863081247</text:p>
          </table:table-cell>
        </table:table-row>
        <table:table-row table:style-name="ro1">
          <table:table-cell office:value-type="string" calcext:value-type="string">
            <text:p>fit_plot_Hakea drupacea_SIIK_1.0</text:p>
          </table:table-cell>
          <table:table-cell office:value-type="string" calcext:value-type="string">
            <text:p>High</text:p>
          </table:table-cell>
          <table:table-cell office:value-type="float" office:value="-2.6498057515891" calcext:value-type="float">
            <text:p>-2.6498057515891</text:p>
          </table:table-cell>
        </table:table-row>
        <table:table-row table:style-name="ro1">
          <table:table-cell office:value-type="string" calcext:value-type="string">
            <text:p>fit_plot_Gleditsia triacanthos_GEHT_1.0</text:p>
          </table:table-cell>
          <table:table-cell office:value-type="string" calcext:value-type="string">
            <text:p>High</text:p>
          </table:table-cell>
          <table:table-cell office:value-type="float" office:value="-2.64799405192705" calcext:value-type="float">
            <text:p>-2.64799405192705</text:p>
          </table:table-cell>
        </table:table-row>
        <table:table-row table:style-name="ro1">
          <table:table-cell office:value-type="string" calcext:value-type="string">
            <text:p>fit_plot_Adiantum raddianum_BMJR_1.0</text:p>
          </table:table-cell>
          <table:table-cell office:value-type="string" calcext:value-type="string">
            <text:p>High</text:p>
          </table:table-cell>
          <table:table-cell office:value-type="float" office:value="-2.63371933486721" calcext:value-type="float">
            <text:p>-2.63371933486721</text:p>
          </table:table-cell>
        </table:table-row>
        <table:table-row table:style-name="ro1">
          <table:table-cell office:value-type="string" calcext:value-type="string">
            <text:p>fit_plot_Polyscias fruticosa_EDBB_1.0</text:p>
          </table:table-cell>
          <table:table-cell office:value-type="string" calcext:value-type="string">
            <text:p>High</text:p>
          </table:table-cell>
          <table:table-cell office:value-type="float" office:value="-2.63038819216534" calcext:value-type="float">
            <text:p>-2.63038819216534</text:p>
          </table:table-cell>
        </table:table-row>
        <table:table-row table:style-name="ro1">
          <table:table-cell office:value-type="string" calcext:value-type="string">
            <text:p>fit_plot_Akebia trifoliata_CCID_1.0</text:p>
          </table:table-cell>
          <table:table-cell office:value-type="string" calcext:value-type="string">
            <text:p>High</text:p>
          </table:table-cell>
          <table:table-cell office:value-type="float" office:value="-2.62841960442958" calcext:value-type="float">
            <text:p>-2.62841960442958</text:p>
          </table:table-cell>
        </table:table-row>
        <table:table-row table:style-name="ro1">
          <table:table-cell office:value-type="string" calcext:value-type="string">
            <text:p>fit_plot_Nelumbo sp._FAKD_1.0</text:p>
          </table:table-cell>
          <table:table-cell office:value-type="string" calcext:value-type="string">
            <text:p>High</text:p>
          </table:table-cell>
          <table:table-cell office:value-type="float" office:value="-2.6202589338126" calcext:value-type="float">
            <text:p>-2.6202589338126</text:p>
          </table:table-cell>
        </table:table-row>
        <table:table-row table:style-name="ro1">
          <table:table-cell office:value-type="string" calcext:value-type="string">
            <text:p>fit_plot_Bituminaria bituminosa_TVSH_1.0</text:p>
          </table:table-cell>
          <table:table-cell office:value-type="string" calcext:value-type="string">
            <text:p>High</text:p>
          </table:table-cell>
          <table:table-cell office:value-type="float" office:value="-2.61805928804177" calcext:value-type="float">
            <text:p>-2.61805928804177</text:p>
          </table:table-cell>
        </table:table-row>
        <table:table-row table:style-name="ro1">
          <table:table-cell office:value-type="string" calcext:value-type="string">
            <text:p>fit_plot_Impatiens balsamifera_JEXA_1.0</text:p>
          </table:table-cell>
          <table:table-cell office:value-type="string" calcext:value-type="string">
            <text:p>High</text:p>
          </table:table-cell>
          <table:table-cell office:value-type="float" office:value="-2.61623926654223" calcext:value-type="float">
            <text:p>-2.61623926654223</text:p>
          </table:table-cell>
        </table:table-row>
        <table:table-row table:style-name="ro1">
          <table:table-cell office:value-type="string" calcext:value-type="string">
            <text:p>fit_plot_Physcomitrium sp._YEPO_1.0</text:p>
          </table:table-cell>
          <table:table-cell office:value-type="string" calcext:value-type="string">
            <text:p>High</text:p>
          </table:table-cell>
          <table:table-cell office:value-type="float" office:value="-2.61383706755544" calcext:value-type="float">
            <text:p>-2.61383706755544</text:p>
          </table:table-cell>
        </table:table-row>
        <table:table-row table:style-name="ro1">
          <table:table-cell office:value-type="string" calcext:value-type="string">
            <text:p>fit_plot_Copaifera officinalis_RKLL_1.0</text:p>
          </table:table-cell>
          <table:table-cell office:value-type="string" calcext:value-type="string">
            <text:p>High</text:p>
          </table:table-cell>
          <table:table-cell office:value-type="float" office:value="-2.60800151703979" calcext:value-type="float">
            <text:p>-2.60800151703979</text:p>
          </table:table-cell>
        </table:table-row>
        <table:table-row table:style-name="ro1">
          <table:table-cell office:value-type="string" calcext:value-type="string">
            <text:p>fit_plot_Hymenophyllum bivalve_QIAD_1.0</text:p>
          </table:table-cell>
          <table:table-cell office:value-type="string" calcext:value-type="string">
            <text:p>High</text:p>
          </table:table-cell>
          <table:table-cell office:value-type="float" office:value="-2.60134312783891" calcext:value-type="float">
            <text:p>-2.60134312783891</text:p>
          </table:table-cell>
        </table:table-row>
        <table:table-row table:style-name="ro1">
          <table:table-cell office:value-type="string" calcext:value-type="string">
            <text:p>fit_plot_Linum leonii_AEPI_1.0</text:p>
          </table:table-cell>
          <table:table-cell office:value-type="string" calcext:value-type="string">
            <text:p>High</text:p>
          </table:table-cell>
          <table:table-cell office:value-type="float" office:value="-2.59414723837447" calcext:value-type="float">
            <text:p>-2.59414723837447</text:p>
          </table:table-cell>
        </table:table-row>
        <table:table-row table:style-name="ro1">
          <table:table-cell office:value-type="string" calcext:value-type="string">
            <text:p>fit_plot_Physena madagascariensis_RUUB_1.0</text:p>
          </table:table-cell>
          <table:table-cell office:value-type="string" calcext:value-type="string">
            <text:p>High</text:p>
          </table:table-cell>
          <table:table-cell office:value-type="float" office:value="-2.58998100775982" calcext:value-type="float">
            <text:p>-2.58998100775982</text:p>
          </table:table-cell>
        </table:table-row>
        <table:table-row table:style-name="ro1">
          <table:table-cell office:value-type="string" calcext:value-type="string">
            <text:p>fit_plot_Ardisia humilis_ODDO_1.0</text:p>
          </table:table-cell>
          <table:table-cell office:value-type="string" calcext:value-type="string">
            <text:p>High</text:p>
          </table:table-cell>
          <table:table-cell office:value-type="float" office:value="-2.57783186148163" calcext:value-type="float">
            <text:p>-2.57783186148163</text:p>
          </table:table-cell>
        </table:table-row>
        <table:table-row table:style-name="ro1">
          <table:table-cell office:value-type="string" calcext:value-type="string">
            <text:p>fit_plot_Schizolaena sp._WMUK_1.0</text:p>
          </table:table-cell>
          <table:table-cell office:value-type="string" calcext:value-type="string">
            <text:p>High</text:p>
          </table:table-cell>
          <table:table-cell office:value-type="float" office:value="-2.5741767932849" calcext:value-type="float">
            <text:p>-2.5741767932849</text:p>
          </table:table-cell>
        </table:table-row>
        <table:table-row table:style-name="ro1">
          <table:table-cell office:value-type="string" calcext:value-type="string">
            <text:p>fit_plot_Cassytha filiformis_VYLQ_1.0</text:p>
          </table:table-cell>
          <table:table-cell office:value-type="string" calcext:value-type="string">
            <text:p>High</text:p>
          </table:table-cell>
          <table:table-cell office:value-type="float" office:value="-2.56656960626158" calcext:value-type="float">
            <text:p>-2.56656960626158</text:p>
          </table:table-cell>
        </table:table-row>
        <table:table-row table:style-name="ro1">
          <table:table-cell office:value-type="string" calcext:value-type="string">
            <text:p>fit_plot_Santalum acuminatum_RSPO_1.0</text:p>
          </table:table-cell>
          <table:table-cell office:value-type="string" calcext:value-type="string">
            <text:p>High</text:p>
          </table:table-cell>
          <table:table-cell office:value-type="float" office:value="-2.53858054601438" calcext:value-type="float">
            <text:p>-2.53858054601438</text:p>
          </table:table-cell>
        </table:table-row>
        <table:table-row table:style-name="ro1">
          <table:table-cell office:value-type="string" calcext:value-type="string">
            <text:p>fit_plot_Ternstroemia gymnanthera_NGRR_1.0</text:p>
          </table:table-cell>
          <table:table-cell office:value-type="string" calcext:value-type="string">
            <text:p>High</text:p>
          </table:table-cell>
          <table:table-cell office:value-type="float" office:value="-2.5377240671647" calcext:value-type="float">
            <text:p>-2.5377240671647</text:p>
          </table:table-cell>
        </table:table-row>
        <table:table-row table:style-name="ro1">
          <table:table-cell office:value-type="string" calcext:value-type="string">
            <text:p>fit_plot_Grevillea robusta_GRRW_1.0</text:p>
          </table:table-cell>
          <table:table-cell office:value-type="string" calcext:value-type="string">
            <text:p>High</text:p>
          </table:table-cell>
          <table:table-cell office:value-type="float" office:value="-2.52487903753103" calcext:value-type="float">
            <text:p>-2.52487903753103</text:p>
          </table:table-cell>
        </table:table-row>
        <table:table-row table:style-name="ro1">
          <table:table-cell office:value-type="string" calcext:value-type="string">
            <text:p>fit_plot_Asparagus densiflorus_FGRF_1.0</text:p>
          </table:table-cell>
          <table:table-cell office:value-type="string" calcext:value-type="string">
            <text:p>High</text:p>
          </table:table-cell>
          <table:table-cell office:value-type="float" office:value="-2.52321962993751" calcext:value-type="float">
            <text:p>-2.52321962993751</text:p>
          </table:table-cell>
        </table:table-row>
        <table:table-row table:style-name="ro1">
          <table:table-cell office:value-type="string" calcext:value-type="string">
            <text:p>fit_plot_Jacquinia sp._PTFA_1.0</text:p>
          </table:table-cell>
          <table:table-cell office:value-type="string" calcext:value-type="string">
            <text:p>High</text:p>
          </table:table-cell>
          <table:table-cell office:value-type="float" office:value="-2.51997186131453" calcext:value-type="float">
            <text:p>-2.51997186131453</text:p>
          </table:table-cell>
        </table:table-row>
        <table:table-row table:style-name="ro1">
          <table:table-cell office:value-type="string" calcext:value-type="string">
            <text:p>fit_plot_Aloe vera_JVBR_1.0</text:p>
          </table:table-cell>
          <table:table-cell office:value-type="string" calcext:value-type="string">
            <text:p>High</text:p>
          </table:table-cell>
          <table:table-cell office:value-type="float" office:value="-2.51945199287196" calcext:value-type="float">
            <text:p>-2.51945199287196</text:p>
          </table:table-cell>
        </table:table-row>
        <table:table-row table:style-name="ro1">
          <table:table-cell office:value-type="string" calcext:value-type="string">
            <text:p>fit_plot_Stemona tuberosa_VBHQ_1.0</text:p>
          </table:table-cell>
          <table:table-cell office:value-type="string" calcext:value-type="string">
            <text:p>High</text:p>
          </table:table-cell>
          <table:table-cell office:value-type="float" office:value="-2.51777227496998" calcext:value-type="float">
            <text:p>-2.51777227496998</text:p>
          </table:table-cell>
        </table:table-row>
        <table:table-row table:style-name="ro1">
          <table:table-cell office:value-type="string" calcext:value-type="string">
            <text:p>fit_plot_Alangium chinense_FWBF_1.0</text:p>
          </table:table-cell>
          <table:table-cell office:value-type="string" calcext:value-type="string">
            <text:p>High</text:p>
          </table:table-cell>
          <table:table-cell office:value-type="float" office:value="-2.49942654820845" calcext:value-type="float">
            <text:p>-2.49942654820845</text:p>
          </table:table-cell>
        </table:table-row>
        <table:table-row table:style-name="ro1">
          <table:table-cell office:value-type="string" calcext:value-type="string">
            <text:p>fit_plot_Amaranthus tricolor_XSSD_1.0</text:p>
          </table:table-cell>
          <table:table-cell office:value-type="string" calcext:value-type="string">
            <text:p>High</text:p>
          </table:table-cell>
          <table:table-cell office:value-type="float" office:value="-2.48296907892438" calcext:value-type="float">
            <text:p>-2.48296907892438</text:p>
          </table:table-cell>
        </table:table-row>
        <table:table-row table:style-name="ro1">
          <table:table-cell office:value-type="string" calcext:value-type="string">
            <text:p>fit_plot_Ilex vomitoria_ASMV_1.0</text:p>
          </table:table-cell>
          <table:table-cell office:value-type="string" calcext:value-type="string">
            <text:p>High</text:p>
          </table:table-cell>
          <table:table-cell office:value-type="float" office:value="-2.47413835496375" calcext:value-type="float">
            <text:p>-2.47413835496375</text:p>
          </table:table-cell>
        </table:table-row>
        <table:table-row table:style-name="ro1">
          <table:table-cell office:value-type="string" calcext:value-type="string">
            <text:p>fit_plot_Hydrangea quercifolia_ZETY_1.0</text:p>
          </table:table-cell>
          <table:table-cell office:value-type="string" calcext:value-type="string">
            <text:p>High</text:p>
          </table:table-cell>
          <table:table-cell office:value-type="float" office:value="-2.47401156132757" calcext:value-type="float">
            <text:p>-2.47401156132757</text:p>
          </table:table-cell>
        </table:table-row>
        <table:table-row table:style-name="ro1">
          <table:table-cell office:value-type="string" calcext:value-type="string">
            <text:p>fit_plot_Pittosporum resiniferum_SALZ_1.0</text:p>
          </table:table-cell>
          <table:table-cell office:value-type="string" calcext:value-type="string">
            <text:p>High</text:p>
          </table:table-cell>
          <table:table-cell office:value-type="float" office:value="-2.46677788475567" calcext:value-type="float">
            <text:p>-2.46677788475567</text:p>
          </table:table-cell>
        </table:table-row>
        <table:table-row table:style-name="ro1">
          <table:table-cell office:value-type="string" calcext:value-type="string">
            <text:p>fit_plot_Gompholobium polymorphum_VLNB_1.0</text:p>
          </table:table-cell>
          <table:table-cell office:value-type="string" calcext:value-type="string">
            <text:p>High</text:p>
          </table:table-cell>
          <table:table-cell office:value-type="float" office:value="-2.46370080830272" calcext:value-type="float">
            <text:p>-2.46370080830272</text:p>
          </table:table-cell>
        </table:table-row>
        <table:table-row table:style-name="ro1">
          <table:table-cell office:value-type="string" calcext:value-type="string">
            <text:p>fit_plot_Gloriosa superba_GDKK_1.0</text:p>
          </table:table-cell>
          <table:table-cell office:value-type="string" calcext:value-type="string">
            <text:p>High</text:p>
          </table:table-cell>
          <table:table-cell office:value-type="float" office:value="-2.46296788846881" calcext:value-type="float">
            <text:p>-2.46296788846881</text:p>
          </table:table-cell>
        </table:table-row>
        <table:table-row table:style-name="ro1">
          <table:table-cell office:value-type="string" calcext:value-type="string">
            <text:p>fit_plot_Dichroa febrifuga_QURC_1.0</text:p>
          </table:table-cell>
          <table:table-cell office:value-type="string" calcext:value-type="string">
            <text:p>High</text:p>
          </table:table-cell>
          <table:table-cell office:value-type="float" office:value="-2.46162354668195" calcext:value-type="float">
            <text:p>-2.46162354668195</text:p>
          </table:table-cell>
        </table:table-row>
        <table:table-row table:style-name="ro1">
          <table:table-cell office:value-type="string" calcext:value-type="string">
            <text:p>fit_plot_Illicium floridanum_VZCI_1.0</text:p>
          </table:table-cell>
          <table:table-cell office:value-type="string" calcext:value-type="string">
            <text:p>High</text:p>
          </table:table-cell>
          <table:table-cell office:value-type="float" office:value="-2.44707151886244" calcext:value-type="float">
            <text:p>-2.44707151886244</text:p>
          </table:table-cell>
        </table:table-row>
        <table:table-row table:style-name="ro1">
          <table:table-cell office:value-type="string" calcext:value-type="string">
            <text:p>fit_plot_Marattia attenuata_UGNK_1.0</text:p>
          </table:table-cell>
          <table:table-cell office:value-type="string" calcext:value-type="string">
            <text:p>High</text:p>
          </table:table-cell>
          <table:table-cell office:value-type="float" office:value="-2.44511337807158" calcext:value-type="float">
            <text:p>-2.44511337807158</text:p>
          </table:table-cell>
        </table:table-row>
        <table:table-row table:style-name="ro1">
          <table:table-cell office:value-type="string" calcext:value-type="string">
            <text:p>fit_plot_Ilex sp._DFYF_1.0</text:p>
          </table:table-cell>
          <table:table-cell office:value-type="string" calcext:value-type="string">
            <text:p>High</text:p>
          </table:table-cell>
          <table:table-cell office:value-type="float" office:value="-2.44016050664846" calcext:value-type="float">
            <text:p>-2.44016050664846</text:p>
          </table:table-cell>
        </table:table-row>
        <table:table-row table:style-name="ro1">
          <table:table-cell office:value-type="string" calcext:value-type="string">
            <text:p>fit_plot_Tetrazygia bicolor_SWGX_1.0</text:p>
          </table:table-cell>
          <table:table-cell office:value-type="string" calcext:value-type="string">
            <text:p>High</text:p>
          </table:table-cell>
          <table:table-cell office:value-type="float" office:value="-2.43297780792015" calcext:value-type="float">
            <text:p>-2.43297780792015</text:p>
          </table:table-cell>
        </table:table-row>
        <table:table-row table:style-name="ro1">
          <table:table-cell office:value-type="string" calcext:value-type="string">
            <text:p>fit_plot_Bischofia javanica_VNMY_1.0</text:p>
          </table:table-cell>
          <table:table-cell office:value-type="string" calcext:value-type="string">
            <text:p>High</text:p>
          </table:table-cell>
          <table:table-cell office:value-type="float" office:value="-2.42803590302051" calcext:value-type="float">
            <text:p>-2.42803590302051</text:p>
          </table:table-cell>
        </table:table-row>
        <table:table-row table:style-name="ro1">
          <table:table-cell office:value-type="string" calcext:value-type="string">
            <text:p>fit_plot_Linum lewisii_BHYC_1.0</text:p>
          </table:table-cell>
          <table:table-cell office:value-type="string" calcext:value-type="string">
            <text:p>High</text:p>
          </table:table-cell>
          <table:table-cell office:value-type="float" office:value="-2.42287685040428" calcext:value-type="float">
            <text:p>-2.42287685040428</text:p>
          </table:table-cell>
        </table:table-row>
        <table:table-row table:style-name="ro1">
          <table:table-cell office:value-type="string" calcext:value-type="string">
            <text:p>fit_plot_Plagiomnium insigne_BGXB_1.0</text:p>
          </table:table-cell>
          <table:table-cell office:value-type="string" calcext:value-type="string">
            <text:p>High</text:p>
          </table:table-cell>
          <table:table-cell office:value-type="float" office:value="-2.42222799480116" calcext:value-type="float">
            <text:p>-2.42222799480116</text:p>
          </table:table-cell>
        </table:table-row>
        <table:table-row table:style-name="ro1">
          <table:table-cell office:value-type="string" calcext:value-type="string">
            <text:p>fit_plot_Lycopodiella appressa_ULKT_1.0</text:p>
          </table:table-cell>
          <table:table-cell office:value-type="string" calcext:value-type="string">
            <text:p>High</text:p>
          </table:table-cell>
          <table:table-cell office:value-type="float" office:value="-2.42157434102174" calcext:value-type="float">
            <text:p>-2.42157434102174</text:p>
          </table:table-cell>
        </table:table-row>
        <table:table-row table:style-name="ro1">
          <table:table-cell office:value-type="string" calcext:value-type="string">
            <text:p>fit_plot_Roridula gorgonias_HUSX_1.0</text:p>
          </table:table-cell>
          <table:table-cell office:value-type="string" calcext:value-type="string">
            <text:p>High</text:p>
          </table:table-cell>
          <table:table-cell office:value-type="float" office:value="-2.41386770207046" calcext:value-type="float">
            <text:p>-2.41386770207046</text:p>
          </table:table-cell>
        </table:table-row>
        <table:table-row table:style-name="ro1">
          <table:table-cell office:value-type="string" calcext:value-type="string">
            <text:p>fit_plot_Senna hebecarpa_KZED_1.0</text:p>
          </table:table-cell>
          <table:table-cell office:value-type="string" calcext:value-type="string">
            <text:p>High</text:p>
          </table:table-cell>
          <table:table-cell office:value-type="float" office:value="-2.41195815193349" calcext:value-type="float">
            <text:p>-2.41195815193349</text:p>
          </table:table-cell>
        </table:table-row>
        <table:table-row table:style-name="ro1">
          <table:table-cell office:value-type="string" calcext:value-type="string">
            <text:p>fit_plot_Daenikera sp._BSEY_1.0</text:p>
          </table:table-cell>
          <table:table-cell office:value-type="string" calcext:value-type="string">
            <text:p>High</text:p>
          </table:table-cell>
          <table:table-cell office:value-type="float" office:value="-2.40913135695861" calcext:value-type="float">
            <text:p>-2.40913135695861</text:p>
          </table:table-cell>
        </table:table-row>
        <table:table-row table:style-name="ro1">
          <table:table-cell office:value-type="string" calcext:value-type="string">
            <text:p>fit_plot_Francoa appendiculata_HDWF_1.0</text:p>
          </table:table-cell>
          <table:table-cell office:value-type="string" calcext:value-type="string">
            <text:p>High</text:p>
          </table:table-cell>
          <table:table-cell office:value-type="float" office:value="-2.4087145223995" calcext:value-type="float">
            <text:p>-2.4087145223995</text:p>
          </table:table-cell>
        </table:table-row>
        <table:table-row table:style-name="ro1">
          <table:table-cell office:value-type="string" calcext:value-type="string">
            <text:p>fit_plot_Euptelea pleiosperma_QTJY_1.0</text:p>
          </table:table-cell>
          <table:table-cell office:value-type="string" calcext:value-type="string">
            <text:p>High</text:p>
          </table:table-cell>
          <table:table-cell office:value-type="float" office:value="-2.40726582822736" calcext:value-type="float">
            <text:p>-2.40726582822736</text:p>
          </table:table-cell>
        </table:table-row>
        <table:table-row table:style-name="ro1">
          <table:table-cell office:value-type="string" calcext:value-type="string">
            <text:p>fit_plot_Synsepalum dulcificum_WRPP_1.0</text:p>
          </table:table-cell>
          <table:table-cell office:value-type="string" calcext:value-type="string">
            <text:p>High</text:p>
          </table:table-cell>
          <table:table-cell office:value-type="float" office:value="-2.39468897819692" calcext:value-type="float">
            <text:p>-2.39468897819692</text:p>
          </table:table-cell>
        </table:table-row>
        <table:table-row table:style-name="ro1">
          <table:table-cell office:value-type="string" calcext:value-type="string">
            <text:p>fit_plot_Nepenthes alata_WQUF_1.0</text:p>
          </table:table-cell>
          <table:table-cell office:value-type="string" calcext:value-type="string">
            <text:p>High</text:p>
          </table:table-cell>
          <table:table-cell office:value-type="float" office:value="-2.3932616046724" calcext:value-type="float">
            <text:p>-2.3932616046724</text:p>
          </table:table-cell>
        </table:table-row>
        <table:table-row table:style-name="ro1">
          <table:table-cell office:value-type="string" calcext:value-type="string">
            <text:p>fit_plot_Meliosma cuneifolia_AALA_1.0</text:p>
          </table:table-cell>
          <table:table-cell office:value-type="string" calcext:value-type="string">
            <text:p>High</text:p>
          </table:table-cell>
          <table:table-cell office:value-type="float" office:value="-2.38792474865404" calcext:value-type="float">
            <text:p>-2.38792474865404</text:p>
          </table:table-cell>
        </table:table-row>
        <table:table-row table:style-name="ro1">
          <table:table-cell office:value-type="string" calcext:value-type="string">
            <text:p>fit_plot_Rhododendron scopulorum_PPPZ_1.0</text:p>
          </table:table-cell>
          <table:table-cell office:value-type="string" calcext:value-type="string">
            <text:p>High</text:p>
          </table:table-cell>
          <table:table-cell office:value-type="float" office:value="-2.3842122120428" calcext:value-type="float">
            <text:p>-2.3842122120428</text:p>
          </table:table-cell>
        </table:table-row>
        <table:table-row table:style-name="ro1">
          <table:table-cell office:value-type="string" calcext:value-type="string">
            <text:p>fit_plot_Amaranthus retroflexus_WMLW_1.0</text:p>
          </table:table-cell>
          <table:table-cell office:value-type="string" calcext:value-type="string">
            <text:p>High</text:p>
          </table:table-cell>
          <table:table-cell office:value-type="float" office:value="-2.37796275581942" calcext:value-type="float">
            <text:p>-2.37796275581942</text:p>
          </table:table-cell>
        </table:table-row>
        <table:table-row table:style-name="ro1">
          <table:table-cell office:value-type="string" calcext:value-type="string">
            <text:p>fit_plot_Sideroxylon reclinatum_OXYP_1.0</text:p>
          </table:table-cell>
          <table:table-cell office:value-type="string" calcext:value-type="string">
            <text:p>High</text:p>
          </table:table-cell>
          <table:table-cell office:value-type="float" office:value="-2.36040983256185" calcext:value-type="float">
            <text:p>-2.36040983256185</text:p>
          </table:table-cell>
        </table:table-row>
        <table:table-row table:style-name="ro1">
          <table:table-cell office:value-type="string" calcext:value-type="string">
            <text:p>fit_plot_Manilkara zapota_BEFC_1.0</text:p>
          </table:table-cell>
          <table:table-cell office:value-type="string" calcext:value-type="string">
            <text:p>High</text:p>
          </table:table-cell>
          <table:table-cell office:value-type="float" office:value="-2.35444091774216" calcext:value-type="float">
            <text:p>-2.35444091774216</text:p>
          </table:table-cell>
        </table:table-row>
        <table:table-row table:style-name="ro1">
          <table:table-cell office:value-type="string" calcext:value-type="string">
            <text:p>fit_plot_Myodocarpus sp._AJFN_1.0</text:p>
          </table:table-cell>
          <table:table-cell office:value-type="string" calcext:value-type="string">
            <text:p>High</text:p>
          </table:table-cell>
          <table:table-cell office:value-type="float" office:value="-2.35281001449938" calcext:value-type="float">
            <text:p>-2.35281001449938</text:p>
          </table:table-cell>
        </table:table-row>
        <table:table-row table:style-name="ro1">
          <table:table-cell office:value-type="string" calcext:value-type="string">
            <text:p>fit_plot_Dicranum scoparium_NGTD_1.0</text:p>
          </table:table-cell>
          <table:table-cell office:value-type="string" calcext:value-type="string">
            <text:p>High</text:p>
          </table:table-cell>
          <table:table-cell office:value-type="float" office:value="-2.35276881782957" calcext:value-type="float">
            <text:p>-2.35276881782957</text:p>
          </table:table-cell>
        </table:table-row>
        <table:table-row table:style-name="ro1">
          <table:table-cell office:value-type="string" calcext:value-type="string">
            <text:p>fit_plot_Pittosporum sahnianum_NTEO_1.0</text:p>
          </table:table-cell>
          <table:table-cell office:value-type="string" calcext:value-type="string">
            <text:p>High</text:p>
          </table:table-cell>
          <table:table-cell office:value-type="float" office:value="-2.34978289999798" calcext:value-type="float">
            <text:p>-2.34978289999798</text:p>
          </table:table-cell>
        </table:table-row>
        <table:table-row table:style-name="ro1">
          <table:table-cell office:value-type="string" calcext:value-type="string">
            <text:p>fit_plot_Gyrostemon ramulosus_UAXP_1.0</text:p>
          </table:table-cell>
          <table:table-cell office:value-type="string" calcext:value-type="string">
            <text:p>High</text:p>
          </table:table-cell>
          <table:table-cell office:value-type="float" office:value="-2.34326504152397" calcext:value-type="float">
            <text:p>-2.34326504152397</text:p>
          </table:table-cell>
        </table:table-row>
        <table:table-row table:style-name="ro1">
          <table:table-cell office:value-type="string" calcext:value-type="string">
            <text:p>fit_plot_Glycyrrhiza lepidota_JTQQ_1.0</text:p>
          </table:table-cell>
          <table:table-cell office:value-type="string" calcext:value-type="string">
            <text:p>High</text:p>
          </table:table-cell>
          <table:table-cell office:value-type="float" office:value="-2.32906222403912" calcext:value-type="float">
            <text:p>-2.32906222403912</text:p>
          </table:table-cell>
        </table:table-row>
        <table:table-row table:style-name="ro1">
          <table:table-cell office:value-type="string" calcext:value-type="string">
            <text:p>fit_plot_Nyssa ogeche_VUSY_1.0</text:p>
          </table:table-cell>
          <table:table-cell office:value-type="string" calcext:value-type="string">
            <text:p>High</text:p>
          </table:table-cell>
          <table:table-cell office:value-type="float" office:value="-2.30704487640484" calcext:value-type="float">
            <text:p>-2.30704487640484</text:p>
          </table:table-cell>
        </table:table-row>
        <table:table-row table:style-name="ro1">
          <table:table-cell office:value-type="string" calcext:value-type="string">
            <text:p>fit_plot_Phytolacca americana_BKQU_1.0</text:p>
          </table:table-cell>
          <table:table-cell office:value-type="string" calcext:value-type="string">
            <text:p>High</text:p>
          </table:table-cell>
          <table:table-cell office:value-type="float" office:value="-2.26168079026714" calcext:value-type="float">
            <text:p>-2.26168079026714</text:p>
          </table:table-cell>
        </table:table-row>
        <table:table-row table:style-name="ro1">
          <table:table-cell office:value-type="string" calcext:value-type="string">
            <text:p>fit_plot_Symplocos tinctoria_JPDJ_1.0</text:p>
          </table:table-cell>
          <table:table-cell office:value-type="string" calcext:value-type="string">
            <text:p>High</text:p>
          </table:table-cell>
          <table:table-cell office:value-type="float" office:value="-2.25280139040149" calcext:value-type="float">
            <text:p>-2.25280139040149</text:p>
          </table:table-cell>
        </table:table-row>
        <table:table-row table:style-name="ro1">
          <table:table-cell office:value-type="string" calcext:value-type="string">
            <text:p>fit_plot_Philonotis fontana_ORKS_1.0</text:p>
          </table:table-cell>
          <table:table-cell office:value-type="string" calcext:value-type="string">
            <text:p>High</text:p>
          </table:table-cell>
          <table:table-cell office:value-type="float" office:value="-2.23521957446736" calcext:value-type="float">
            <text:p>-2.23521957446736</text:p>
          </table:table-cell>
        </table:table-row>
        <table:table-row table:style-name="ro1">
          <table:table-cell office:value-type="string" calcext:value-type="string">
            <text:p>fit_plot_Timmia austriaca_ZQRI_1.0</text:p>
          </table:table-cell>
          <table:table-cell office:value-type="string" calcext:value-type="string">
            <text:p>High</text:p>
          </table:table-cell>
          <table:table-cell office:value-type="float" office:value="-2.21105448696659" calcext:value-type="float">
            <text:p>-2.21105448696659</text:p>
          </table:table-cell>
        </table:table-row>
        <table:table-row table:style-name="ro1">
          <table:table-cell office:value-type="string" calcext:value-type="string">
            <text:p>fit_plot_Sassafras albidum_ABSS_1.0</text:p>
          </table:table-cell>
          <table:table-cell office:value-type="string" calcext:value-type="string">
            <text:p>High</text:p>
          </table:table-cell>
          <table:table-cell office:value-type="float" office:value="-2.19160545222327" calcext:value-type="float">
            <text:p>-2.19160545222327</text:p>
          </table:table-cell>
        </table:table-row>
        <table:table-row table:style-name="ro1">
          <table:table-cell office:value-type="string" calcext:value-type="string">
            <text:p>fit_plot_Persea borbonia_WIGA_1.0</text:p>
          </table:table-cell>
          <table:table-cell office:value-type="string" calcext:value-type="string">
            <text:p>High</text:p>
          </table:table-cell>
          <table:table-cell office:value-type="float" office:value="-2.18735025544711" calcext:value-type="float">
            <text:p>-2.18735025544711</text:p>
          </table:table-cell>
        </table:table-row>
        <table:table-row table:style-name="ro1">
          <table:table-cell office:value-type="string" calcext:value-type="string">
            <text:p>fit_plot_Glycyrrhiza glabra_PEZP_1.0</text:p>
          </table:table-cell>
          <table:table-cell office:value-type="string" calcext:value-type="string">
            <text:p>High</text:p>
          </table:table-cell>
          <table:table-cell office:value-type="float" office:value="-2.16309361082275" calcext:value-type="float">
            <text:p>-2.16309361082275</text:p>
          </table:table-cell>
        </table:table-row>
        <table:table-row table:style-name="ro1">
          <table:table-cell office:value-type="string" calcext:value-type="string">
            <text:p>fit_plot_Phytolacca bogotensis_MRKX_1.0</text:p>
          </table:table-cell>
          <table:table-cell office:value-type="string" calcext:value-type="string">
            <text:p>High</text:p>
          </table:table-cell>
          <table:table-cell office:value-type="float" office:value="-2.12403048495928" calcext:value-type="float">
            <text:p>-2.12403048495928</text:p>
          </table:table-cell>
        </table:table-row>
        <table:table-row table:style-name="ro1">
          <table:table-cell office:value-type="string" calcext:value-type="string">
            <text:p>fit_plot_Lagerstroemia indica_RJNQ_1.0</text:p>
          </table:table-cell>
          <table:table-cell office:value-type="string" calcext:value-type="string">
            <text:p>High</text:p>
          </table:table-cell>
          <table:table-cell office:value-type="float" office:value="-2.11900363644129" calcext:value-type="float">
            <text:p>-2.11900363644129</text:p>
          </table:table-cell>
        </table:table-row>
        <table:table-row table:style-name="ro1">
          <table:table-cell office:value-type="string" calcext:value-type="string">
            <text:p>fit_plot_Cinnamomum camphora_BCGB_1.0</text:p>
          </table:table-cell>
          <table:table-cell office:value-type="string" calcext:value-type="string">
            <text:p>High</text:p>
          </table:table-cell>
          <table:table-cell office:value-type="float" office:value="-2.10992007722088" calcext:value-type="float">
            <text:p>-2.10992007722088</text:p>
          </table:table-cell>
        </table:table-row>
        <table:table-row table:style-name="ro1">
          <table:table-cell office:value-type="string" calcext:value-type="string">
            <text:p>fit_plot_Calocedrus decurrens_FRPM_1.0</text:p>
          </table:table-cell>
          <table:table-cell office:value-type="string" calcext:value-type="string">
            <text:p>High</text:p>
          </table:table-cell>
          <table:table-cell office:value-type="float" office:value="-2.09285518436121" calcext:value-type="float">
            <text:p>-2.09285518436121</text:p>
          </table:table-cell>
        </table:table-row>
        <table:table-row table:style-name="ro1">
          <table:table-cell office:value-type="string" calcext:value-type="string">
            <text:p>fit_plot_Acorus americanus_MTII_1.0</text:p>
          </table:table-cell>
          <table:table-cell office:value-type="string" calcext:value-type="string">
            <text:p>High</text:p>
          </table:table-cell>
          <table:table-cell office:value-type="float" office:value="-2.07854666114399" calcext:value-type="float">
            <text:p>-2.07854666114399</text:p>
          </table:table-cell>
        </table:table-row>
        <table:table-row table:style-name="ro1">
          <table:table-cell office:value-type="string" calcext:value-type="string">
            <text:p>fit_plot_Encalypta streptocarpa_KEFD_1.0</text:p>
          </table:table-cell>
          <table:table-cell office:value-type="string" calcext:value-type="string">
            <text:p>High</text:p>
          </table:table-cell>
          <table:table-cell office:value-type="float" office:value="-2.07054189404582" calcext:value-type="float">
            <text:p>-2.07054189404582</text:p>
          </table:table-cell>
        </table:table-row>
        <table:table-row table:style-name="ro1">
          <table:table-cell office:value-type="string" calcext:value-type="string">
            <text:p>fit_plot_Cornus florida_BFJL_1.0</text:p>
          </table:table-cell>
          <table:table-cell office:value-type="string" calcext:value-type="string">
            <text:p>High</text:p>
          </table:table-cell>
          <table:table-cell office:value-type="float" office:value="-2.03817950704898" calcext:value-type="float">
            <text:p>-2.03817950704898</text:p>
          </table:table-cell>
        </table:table-row>
        <table:table-row table:style-name="ro1">
          <table:table-cell office:value-type="string" calcext:value-type="string">
            <text:p>fit_plot_Tetraclinis sp._CGDN_1.0</text:p>
          </table:table-cell>
          <table:table-cell office:value-type="string" calcext:value-type="string">
            <text:p>High</text:p>
          </table:table-cell>
          <table:table-cell office:value-type="float" office:value="-2.03121964522866" calcext:value-type="float">
            <text:p>-2.03121964522866</text:p>
          </table:table-cell>
        </table:table-row>
        <table:table-row table:style-name="ro1">
          <table:table-cell office:value-type="string" calcext:value-type="string">
            <text:p>fit_plot_Ardisia revoluta_DAAD_1.0</text:p>
          </table:table-cell>
          <table:table-cell office:value-type="string" calcext:value-type="string">
            <text:p>High</text:p>
          </table:table-cell>
          <table:table-cell office:value-type="float" office:value="-2.01576860634963" calcext:value-type="float">
            <text:p>-2.01576860634963</text:p>
          </table:table-cell>
        </table:table-row>
        <table:table-row table:style-name="ro1">
          <table:table-cell office:value-type="string" calcext:value-type="string">
            <text:p>fit_plot_Cochlearia officinalis_CSUV_1.0</text:p>
          </table:table-cell>
          <table:table-cell office:value-type="string" calcext:value-type="string">
            <text:p>High</text:p>
          </table:table-cell>
          <table:table-cell office:value-type="float" office:value="-1.99988264586118" calcext:value-type="float">
            <text:p>-1.99988264586118</text:p>
          </table:table-cell>
        </table:table-row>
        <table:table-row table:style-name="ro1">
          <table:table-cell office:value-type="string" calcext:value-type="string">
            <text:p>fit_plot_Phormium tenax_FCEL_1.0</text:p>
          </table:table-cell>
          <table:table-cell office:value-type="string" calcext:value-type="string">
            <text:p>High</text:p>
          </table:table-cell>
          <table:table-cell office:value-type="float" office:value="-1.99029827436836" calcext:value-type="float">
            <text:p>-1.99029827436836</text:p>
          </table:table-cell>
        </table:table-row>
        <table:table-row table:style-name="ro1">
          <table:table-cell office:value-type="string" calcext:value-type="string">
            <text:p>fit_plot_Ochna serrulata_CKDK_1.0</text:p>
          </table:table-cell>
          <table:table-cell office:value-type="string" calcext:value-type="string">
            <text:p>High</text:p>
          </table:table-cell>
          <table:table-cell office:value-type="float" office:value="-1.98919868583307" calcext:value-type="float">
            <text:p>-1.98919868583307</text:p>
          </table:table-cell>
        </table:table-row>
        <table:table-row table:style-name="ro1">
          <table:table-cell office:value-type="string" calcext:value-type="string">
            <text:p>fit_plot_Sphagnum lescurii_GOWD_1.0</text:p>
          </table:table-cell>
          <table:table-cell office:value-type="string" calcext:value-type="string">
            <text:p>High</text:p>
          </table:table-cell>
          <table:table-cell office:value-type="float" office:value="-1.97452557137723" calcext:value-type="float">
            <text:p>-1.97452557137723</text:p>
          </table:table-cell>
        </table:table-row>
        <table:table-row table:style-name="ro1">
          <table:table-cell office:value-type="string" calcext:value-type="string">
            <text:p>fit_plot_Helonias bullata_OOSO_1.0</text:p>
          </table:table-cell>
          <table:table-cell office:value-type="string" calcext:value-type="string">
            <text:p>High</text:p>
          </table:table-cell>
          <table:table-cell office:value-type="float" office:value="-1.96885874079249" calcext:value-type="float">
            <text:p>-1.96885874079249</text:p>
          </table:table-cell>
        </table:table-row>
        <table:table-row table:style-name="ro1">
          <table:table-cell office:value-type="string" calcext:value-type="string">
            <text:p>fit_plot_Ochna mossambicensis_TVCU_1.0</text:p>
          </table:table-cell>
          <table:table-cell office:value-type="string" calcext:value-type="string">
            <text:p>High</text:p>
          </table:table-cell>
          <table:table-cell office:value-type="float" office:value="-1.9656857891149" calcext:value-type="float">
            <text:p>-1.9656857891149</text:p>
          </table:table-cell>
        </table:table-row>
        <table:table-row table:style-name="ro1">
          <table:table-cell office:value-type="string" calcext:value-type="string">
            <text:p>fit_plot_Aucuba japonica_GIPR_1.0</text:p>
          </table:table-cell>
          <table:table-cell office:value-type="string" calcext:value-type="string">
            <text:p>High</text:p>
          </table:table-cell>
          <table:table-cell office:value-type="float" office:value="-1.96329782908188" calcext:value-type="float">
            <text:p>-1.96329782908188</text:p>
          </table:table-cell>
        </table:table-row>
        <table:table-row table:style-name="ro1">
          <table:table-cell office:value-type="string" calcext:value-type="string">
            <text:p>fit_plot_Sphagnum recurvum_UHLI_1.0</text:p>
          </table:table-cell>
          <table:table-cell office:value-type="string" calcext:value-type="string">
            <text:p>High</text:p>
          </table:table-cell>
          <table:table-cell office:value-type="float" office:value="-1.93280135731257" calcext:value-type="float">
            <text:p>-1.93280135731257</text:p>
          </table:table-cell>
        </table:table-row>
        <table:table-row table:style-name="ro1">
          <table:table-cell office:value-type="string" calcext:value-type="string">
            <text:p>fit_plot_Linum strictum_TXMP_1.0</text:p>
          </table:table-cell>
          <table:table-cell office:value-type="string" calcext:value-type="string">
            <text:p>High</text:p>
          </table:table-cell>
          <table:table-cell office:value-type="float" office:value="-1.92045791684495" calcext:value-type="float">
            <text:p>-1.92045791684495</text:p>
          </table:table-cell>
        </table:table-row>
        <table:table-row table:style-name="ro1">
          <table:table-cell office:value-type="string" calcext:value-type="string">
            <text:p>fit_plot_Freycinetia multiflora_DGXS_1.0</text:p>
          </table:table-cell>
          <table:table-cell office:value-type="string" calcext:value-type="string">
            <text:p>High</text:p>
          </table:table-cell>
          <table:table-cell office:value-type="float" office:value="-1.91228970266829" calcext:value-type="float">
            <text:p>-1.91228970266829</text:p>
          </table:table-cell>
        </table:table-row>
        <table:table-row table:style-name="ro1">
          <table:table-cell office:value-type="string" calcext:value-type="string">
            <text:p>fit_plot_Huperzia myrsinites_CBAE_1.0</text:p>
          </table:table-cell>
          <table:table-cell office:value-type="string" calcext:value-type="string">
            <text:p>High</text:p>
          </table:table-cell>
          <table:table-cell office:value-type="float" office:value="-1.89722576802983" calcext:value-type="float">
            <text:p>-1.89722576802983</text:p>
          </table:table-cell>
        </table:table-row>
        <table:table-row table:style-name="ro1">
          <table:table-cell office:value-type="string" calcext:value-type="string">
            <text:p>fit_plot_Reseda odorata_SWPE_1.0</text:p>
          </table:table-cell>
          <table:table-cell office:value-type="string" calcext:value-type="string">
            <text:p>High</text:p>
          </table:table-cell>
          <table:table-cell office:value-type="float" office:value="-1.89373899400641" calcext:value-type="float">
            <text:p>-1.89373899400641</text:p>
          </table:table-cell>
        </table:table-row>
        <table:table-row table:style-name="ro1">
          <table:table-cell office:value-type="string" calcext:value-type="string">
            <text:p>fit_plot_Sphagnum palustre_RCBT_1.0</text:p>
          </table:table-cell>
          <table:table-cell office:value-type="string" calcext:value-type="string">
            <text:p>High</text:p>
          </table:table-cell>
          <table:table-cell office:value-type="float" office:value="-1.88203539293605" calcext:value-type="float">
            <text:p>-1.88203539293605</text:p>
          </table:table-cell>
        </table:table-row>
        <table:table-row table:style-name="ro1">
          <table:table-cell office:value-type="string" calcext:value-type="string">
            <text:p>fit_plot_Huperzia squarrosa_GAON_1.0</text:p>
          </table:table-cell>
          <table:table-cell office:value-type="string" calcext:value-type="string">
            <text:p>High</text:p>
          </table:table-cell>
          <table:table-cell office:value-type="float" office:value="-1.85513007065044" calcext:value-type="float">
            <text:p>-1.85513007065044</text:p>
          </table:table-cell>
        </table:table-row>
        <table:table-row table:style-name="ro1">
          <table:table-cell office:value-type="string" calcext:value-type="string">
            <text:p>fit_plot_Lonchitis hirsuta_VVRN_1.0</text:p>
          </table:table-cell>
          <table:table-cell office:value-type="string" calcext:value-type="string">
            <text:p>High</text:p>
          </table:table-cell>
          <table:table-cell office:value-type="float" office:value="-1.84579695862034" calcext:value-type="float">
            <text:p>-1.84579695862034</text:p>
          </table:table-cell>
        </table:table-row>
        <table:table-row table:style-name="ro1">
          <table:table-cell office:value-type="string" calcext:value-type="string">
            <text:p>fit_plot_Garcinia oblongifolia_FWCQ_1.0</text:p>
          </table:table-cell>
          <table:table-cell office:value-type="string" calcext:value-type="string">
            <text:p>High</text:p>
          </table:table-cell>
          <table:table-cell office:value-type="float" office:value="-1.83901314444212" calcext:value-type="float">
            <text:p>-1.83901314444212</text:p>
          </table:table-cell>
        </table:table-row>
        <table:table-row table:style-name="ro1">
          <table:table-cell office:value-type="string" calcext:value-type="string">
            <text:p>fit_plot_Flaveria vaginata_HXCD_1.0</text:p>
          </table:table-cell>
          <table:table-cell office:value-type="string" calcext:value-type="string">
            <text:p>High</text:p>
          </table:table-cell>
          <table:table-cell office:value-type="float" office:value="-1.83293175773343" calcext:value-type="float">
            <text:p>-1.83293175773343</text:p>
          </table:table-cell>
        </table:table-row>
        <table:table-row table:style-name="ro1">
          <table:table-cell office:value-type="string" calcext:value-type="string">
            <text:p>fit_plot_Flaveria palmeri_NVSO_1.0</text:p>
          </table:table-cell>
          <table:table-cell office:value-type="string" calcext:value-type="string">
            <text:p>High</text:p>
          </table:table-cell>
          <table:table-cell office:value-type="float" office:value="-1.82712154698519" calcext:value-type="float">
            <text:p>-1.82712154698519</text:p>
          </table:table-cell>
        </table:table-row>
        <table:table-row table:style-name="ro1">
          <table:table-cell office:value-type="string" calcext:value-type="string">
            <text:p>fit_plot_Scouleria aquatica_BPSG_1.0</text:p>
          </table:table-cell>
          <table:table-cell office:value-type="string" calcext:value-type="string">
            <text:p>High</text:p>
          </table:table-cell>
          <table:table-cell office:value-type="float" office:value="-1.82184314828233" calcext:value-type="float">
            <text:p>-1.82184314828233</text:p>
          </table:table-cell>
        </table:table-row>
        <table:table-row table:style-name="ro1">
          <table:table-cell office:value-type="string" calcext:value-type="string">
            <text:p>fit_plot_Angelica archangelica_TQKZ_1.0</text:p>
          </table:table-cell>
          <table:table-cell office:value-type="string" calcext:value-type="string">
            <text:p>High</text:p>
          </table:table-cell>
          <table:table-cell office:value-type="float" office:value="-1.74893107991864" calcext:value-type="float">
            <text:p>-1.74893107991864</text:p>
          </table:table-cell>
        </table:table-row>
        <table:table-row table:style-name="ro1">
          <table:table-cell office:value-type="string" calcext:value-type="string">
            <text:p>fit_plot_Papuacedrus papuana_OVIJ_1.0</text:p>
          </table:table-cell>
          <table:table-cell office:value-type="string" calcext:value-type="string">
            <text:p>High</text:p>
          </table:table-cell>
          <table:table-cell office:value-type="float" office:value="-1.73983278418345" calcext:value-type="float">
            <text:p>-1.73983278418345</text:p>
          </table:table-cell>
        </table:table-row>
        <table:table-row table:style-name="ro1">
          <table:table-cell office:value-type="string" calcext:value-type="string">
            <text:p>fit_plot_Xerophyllum asphodeloides_AFLV_1.0</text:p>
          </table:table-cell>
          <table:table-cell office:value-type="string" calcext:value-type="string">
            <text:p>High</text:p>
          </table:table-cell>
          <table:table-cell office:value-type="float" office:value="-1.73842541485162" calcext:value-type="float">
            <text:p>-1.73842541485162</text:p>
          </table:table-cell>
        </table:table-row>
        <table:table-row table:style-name="ro1">
          <table:table-cell office:value-type="string" calcext:value-type="string">
            <text:p>fit_plot_Xanthium strumarium_UBLN_1.0</text:p>
          </table:table-cell>
          <table:table-cell office:value-type="string" calcext:value-type="string">
            <text:p>High</text:p>
          </table:table-cell>
          <table:table-cell office:value-type="float" office:value="-1.73296173207874" calcext:value-type="float">
            <text:p>-1.73296173207874</text:p>
          </table:table-cell>
        </table:table-row>
        <table:table-row table:style-name="ro1">
          <table:table-cell office:value-type="string" calcext:value-type="string">
            <text:p>fit_plot_Allionia incarnata_DVXD_1.0</text:p>
          </table:table-cell>
          <table:table-cell office:value-type="string" calcext:value-type="string">
            <text:p>High</text:p>
          </table:table-cell>
          <table:table-cell office:value-type="float" office:value="-1.72616120886114" calcext:value-type="float">
            <text:p>-1.72616120886114</text:p>
          </table:table-cell>
        </table:table-row>
        <table:table-row table:style-name="ro1">
          <table:table-cell office:value-type="string" calcext:value-type="string">
            <text:p>fit_plot_Allionia incarnata_EGOS_1.0</text:p>
          </table:table-cell>
          <table:table-cell office:value-type="string" calcext:value-type="string">
            <text:p>High</text:p>
          </table:table-cell>
          <table:table-cell office:value-type="float" office:value="-1.7229318678796" calcext:value-type="float">
            <text:p>-1.7229318678796</text:p>
          </table:table-cell>
        </table:table-row>
        <table:table-row table:style-name="ro1">
          <table:table-cell office:value-type="string" calcext:value-type="string">
            <text:p>fit_plot_Oxera neriifolia_GNPX_1.0</text:p>
          </table:table-cell>
          <table:table-cell office:value-type="string" calcext:value-type="string">
            <text:p>High</text:p>
          </table:table-cell>
          <table:table-cell office:value-type="float" office:value="-1.69752713553614" calcext:value-type="float">
            <text:p>-1.69752713553614</text:p>
          </table:table-cell>
        </table:table-row>
        <table:table-row table:style-name="ro1">
          <table:table-cell office:value-type="string" calcext:value-type="string">
            <text:p>fit_plot_Fokienia hodginsii_UEVI_1.0</text:p>
          </table:table-cell>
          <table:table-cell office:value-type="string" calcext:value-type="string">
            <text:p>High</text:p>
          </table:table-cell>
          <table:table-cell office:value-type="float" office:value="-1.6259118483503" calcext:value-type="float">
            <text:p>-1.6259118483503</text:p>
          </table:table-cell>
        </table:table-row>
        <table:table-row table:style-name="ro1">
          <table:table-cell office:value-type="string" calcext:value-type="string">
            <text:p>fit_plot_Flaveria sonorensis_UYED_1.0</text:p>
          </table:table-cell>
          <table:table-cell office:value-type="string" calcext:value-type="string">
            <text:p>High</text:p>
          </table:table-cell>
          <table:table-cell office:value-type="float" office:value="-1.62333606178858" calcext:value-type="float">
            <text:p>-1.62333606178858</text:p>
          </table:table-cell>
        </table:table-row>
        <table:table-row table:style-name="ro1">
          <table:table-cell office:value-type="string" calcext:value-type="string">
            <text:p>fit_plot_Pinus jeffreyi_MFTM_1.0</text:p>
          </table:table-cell>
          <table:table-cell office:value-type="string" calcext:value-type="string">
            <text:p>High</text:p>
          </table:table-cell>
          <table:table-cell office:value-type="float" office:value="-1.57922388420707" calcext:value-type="float">
            <text:p>-1.57922388420707</text:p>
          </table:table-cell>
        </table:table-row>
        <table:table-row table:style-name="ro1">
          <table:table-cell office:value-type="string" calcext:value-type="string">
            <text:p>fit_plot_Flaveria kochiana_QXWF_1.0</text:p>
          </table:table-cell>
          <table:table-cell office:value-type="string" calcext:value-type="string">
            <text:p>High</text:p>
          </table:table-cell>
          <table:table-cell office:value-type="float" office:value="-1.57867621521483" calcext:value-type="float">
            <text:p>-1.57867621521483</text:p>
          </table:table-cell>
        </table:table-row>
        <table:table-row table:style-name="ro1">
          <table:table-cell office:value-type="string" calcext:value-type="string">
            <text:p>fit_plot_Chamaecyparis lawsoniana_AIGO_1.0</text:p>
          </table:table-cell>
          <table:table-cell office:value-type="string" calcext:value-type="string">
            <text:p>High</text:p>
          </table:table-cell>
          <table:table-cell office:value-type="float" office:value="-1.57627915005571" calcext:value-type="float">
            <text:p>-1.57627915005571</text:p>
          </table:table-cell>
        </table:table-row>
        <table:table-row table:style-name="ro1">
          <table:table-cell office:value-type="string" calcext:value-type="string">
            <text:p>fit_plot_Pseudotsuga wilsoniana_IOVS_1.0</text:p>
          </table:table-cell>
          <table:table-cell office:value-type="string" calcext:value-type="string">
            <text:p>High</text:p>
          </table:table-cell>
          <table:table-cell office:value-type="float" office:value="-1.48374324795051" calcext:value-type="float">
            <text:p>-1.48374324795051</text:p>
          </table:table-cell>
        </table:table-row>
        <table:table-row table:style-name="ro1">
          <table:table-cell office:value-type="string" calcext:value-type="string">
            <text:p>fit_plot_Smilax bona-nox_MWYQ_1.0</text:p>
          </table:table-cell>
          <table:table-cell office:value-type="string" calcext:value-type="string">
            <text:p>High</text:p>
          </table:table-cell>
          <table:table-cell office:value-type="float" office:value="-1.48281071876976" calcext:value-type="float">
            <text:p>-1.48281071876976</text:p>
          </table:table-cell>
        </table:table-row>
        <table:table-row table:style-name="ro1">
          <table:table-cell office:value-type="string" calcext:value-type="string">
            <text:p>fit_plot_Laurelia sempervirens_WAIL_1.0</text:p>
          </table:table-cell>
          <table:table-cell office:value-type="string" calcext:value-type="string">
            <text:p>High</text:p>
          </table:table-cell>
          <table:table-cell office:value-type="float" office:value="-1.46353854125674" calcext:value-type="float">
            <text:p>-1.46353854125674</text:p>
          </table:table-cell>
        </table:table-row>
        <table:table-row table:style-name="ro1">
          <table:table-cell office:value-type="string" calcext:value-type="string">
            <text:p>fit_plot_Microbiota decussata_XQSG_1.0</text:p>
          </table:table-cell>
          <table:table-cell office:value-type="string" calcext:value-type="string">
            <text:p>High</text:p>
          </table:table-cell>
          <table:table-cell office:value-type="float" office:value="-1.40156179940926" calcext:value-type="float">
            <text:p>-1.40156179940926</text:p>
          </table:table-cell>
        </table:table-row>
        <table:table-row table:style-name="ro1">
          <table:table-cell office:value-type="string" calcext:value-type="string">
            <text:p>fit_plot_Pinus radiata_DZQM_1.0</text:p>
          </table:table-cell>
          <table:table-cell office:value-type="string" calcext:value-type="string">
            <text:p>High</text:p>
          </table:table-cell>
          <table:table-cell office:value-type="float" office:value="-1.37644624194898" calcext:value-type="float">
            <text:p>-1.37644624194898</text:p>
          </table:table-cell>
        </table:table-row>
        <table:table-row table:style-name="ro1">
          <table:table-cell office:value-type="string" calcext:value-type="string">
            <text:p>fit_plot_Metasequoia glyptostroboides_NRXL_1.0</text:p>
          </table:table-cell>
          <table:table-cell office:value-type="string" calcext:value-type="string">
            <text:p>High</text:p>
          </table:table-cell>
          <table:table-cell office:value-type="float" office:value="-1.36628620074881" calcext:value-type="float">
            <text:p>-1.36628620074881</text:p>
          </table:table-cell>
        </table:table-row>
        <table:table-row table:style-name="ro1">
          <table:table-cell office:value-type="string" calcext:value-type="string">
            <text:p>fit_plot_Pinus ponderosa_JBND_1.0</text:p>
          </table:table-cell>
          <table:table-cell office:value-type="string" calcext:value-type="string">
            <text:p>High</text:p>
          </table:table-cell>
          <table:table-cell office:value-type="float" office:value="-1.36452404936301" calcext:value-type="float">
            <text:p>-1.36452404936301</text:p>
          </table:table-cell>
        </table:table-row>
        <table:table-row table:style-name="ro1">
          <table:table-cell office:value-type="string" calcext:value-type="string">
            <text:p>fit_plot_Pinus parviflora_IIOL_1.0</text:p>
          </table:table-cell>
          <table:table-cell office:value-type="string" calcext:value-type="string">
            <text:p>High</text:p>
          </table:table-cell>
          <table:table-cell office:value-type="float" office:value="-1.34084365521181" calcext:value-type="float">
            <text:p>-1.34084365521181</text:p>
          </table:table-cell>
        </table:table-row>
        <table:table-row table:style-name="ro1">
          <table:table-cell office:value-type="string" calcext:value-type="string">
            <text:p>fit_plot_Planophila laetevirens_CBNG_1.0</text:p>
          </table:table-cell>
          <table:table-cell office:value-type="string" calcext:value-type="string">
            <text:p>High</text:p>
          </table:table-cell>
          <table:table-cell office:value-type="float" office:value="-1.03550212709907" calcext:value-type="float">
            <text:p>-1.035502127099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formula="of:=AVERAGE([.C2:.C229])" office:value-type="float" office:value="-2.79895107175362" calcext:value-type="float">
            <text:p>-2.79895107175362</text:p>
          </table:table-cell>
        </table:table-row>
      </table:table>
      <table:table table:name="summary" table:style-name="ta1">
        <table:table-column table:style-name="co4" table:number-columns-repeated="17" table:default-cell-style-name="Default"/>
        <table:table-row table:style-name="ro1"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</text:p>
          </table:table-cell>
          <table:table-cell table:number-columns-repeated="5"/>
          <table:table-cell office:value-type="string" calcext:value-type="string">
            <text:p>High</text:p>
          </table:table-cell>
          <table:table-cell office:value-type="float" office:value="-3.33712812750097" calcext:value-type="float">
            <text:p>-3.3371281275009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4.27357479828839" calcext:value-type="float">
            <text:p>-4.27357479828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low Ne</text:p>
          </table:table-cell>
          <table:table-cell office:value-type="float" office:value="12" calcext:value-type="float">
            <text:p>12</text:p>
          </table:table-cell>
          <table:table-cell table:formula="of:=[.B2]*100/[.$B$5]" office:value-type="float" office:value="5.26315789473684" calcext:value-type="float">
            <text:p>5.26315789473684</text:p>
          </table:table-cell>
          <table:table-cell table:number-columns-repeated="6"/>
          <table:table-cell office:value-type="string" calcext:value-type="string">
            <text:p>High</text:p>
          </table:table-cell>
          <table:table-cell office:value-type="float" office:value="-3.323662392126" calcext:value-type="float">
            <text:p>-3.323662392126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4.26449355799968" calcext:value-type="float">
            <text:p>-4.26449355799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med Ne</text:p>
          </table:table-cell>
          <table:table-cell office:value-type="float" office:value="38" calcext:value-type="float">
            <text:p>38</text:p>
          </table:table-cell>
          <table:table-cell table:formula="of:=[.B3]*100/[.$B$5]" office:value-type="float" office:value="16.6666666666667" calcext:value-type="float">
            <text:p>16.6666666666667</text:p>
          </table:table-cell>
          <table:table-cell table:number-columns-repeated="6"/>
          <table:table-cell office:value-type="string" calcext:value-type="string">
            <text:p>High</text:p>
          </table:table-cell>
          <table:table-cell office:value-type="float" office:value="-3.29995496490968" calcext:value-type="float">
            <text:p>-3.29995496490968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4.23967005118646" calcext:value-type="float">
            <text:p>-4.23967005118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 high Ne</text:p>
          </table:table-cell>
          <table:table-cell office:value-type="float" office:value="178" calcext:value-type="float">
            <text:p>178</text:p>
          </table:table-cell>
          <table:table-cell table:formula="of:=[.B4]*100/[.$B$5]" office:value-type="float" office:value="78.0701754385965" calcext:value-type="float">
            <text:p>78.0701754385965</text:p>
          </table:table-cell>
          <table:table-cell table:number-columns-repeated="6"/>
          <table:table-cell office:value-type="string" calcext:value-type="string">
            <text:p>High</text:p>
          </table:table-cell>
          <table:table-cell office:value-type="float" office:value="-3.28327144090428" calcext:value-type="float">
            <text:p>-3.28327144090428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4.1078031500917" calcext:value-type="float">
            <text:p>-4.1078031500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228" calcext:value-type="float">
            <text:p>228</text:p>
          </table:table-cell>
          <table:table-cell table:formula="of:=[.B5]*100/[.$B$5]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High</text:p>
          </table:table-cell>
          <table:table-cell office:value-type="float" office:value="-3.26448383365934" calcext:value-type="float">
            <text:p>-3.2644838336593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97323966072931" calcext:value-type="float">
            <text:p>-3.9732396607293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5173176217997" calcext:value-type="float">
            <text:p>-3.2517317621799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93868947628849" calcext:value-type="float">
            <text:p>-3.9386894762884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367457357009" calcext:value-type="float">
            <text:p>-3.2367457357009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91351039280546" calcext:value-type="float">
            <text:p>-3.913510392805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2894052506355" calcext:value-type="float">
            <text:p>-3.22894052506355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6630087482094" calcext:value-type="float">
            <text:p>-3.86630087482094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6.54669794603709" calcext:value-type="float">
            <text:p>-6.546697946037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1429188929379" calcext:value-type="float">
            <text:p>-3.21429188929379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4998786864289" calcext:value-type="float">
            <text:p>-3.84998786864289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5.71764187892996" calcext:value-type="float">
            <text:p>-5.717641878929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0767064736802" calcext:value-type="float">
            <text:p>-3.20767064736802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2976014771033" calcext:value-type="float">
            <text:p>-3.82976014771033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5.56540793762519" calcext:value-type="float">
            <text:p>-5.565407937625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2020424807407" calcext:value-type="float">
            <text:p>-3.202042480740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2198442962117" calcext:value-type="float">
            <text:p>-3.82198442962117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5.23759120285342" calcext:value-type="float">
            <text:p>-5.237591202853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7935687055089" calcext:value-type="float">
            <text:p>-3.17935687055089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0407181882967" calcext:value-type="float">
            <text:p>-3.80407181882967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5.22911435747139" calcext:value-type="float">
            <text:p>-5.229114357471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6398926517765" calcext:value-type="float">
            <text:p>-3.16398926517765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80179164466082" calcext:value-type="float">
            <text:p>-3.80179164466082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88506517650972" calcext:value-type="float">
            <text:p>-4.885065176509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4916018245923" calcext:value-type="float">
            <text:p>-3.1491601824592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74867141914461" calcext:value-type="float">
            <text:p>-3.74867141914461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85845951130734" calcext:value-type="float">
            <text:p>-4.858459511307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4213187637311" calcext:value-type="float">
            <text:p>-3.14213187637311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7348680121407" calcext:value-type="float">
            <text:p>-3.7348680121407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74445113427437" calcext:value-type="float">
            <text:p>-4.744451134274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1597934625384" calcext:value-type="float">
            <text:p>-3.1159793462538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70670582445073" calcext:value-type="float">
            <text:p>-3.70670582445073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51152257315965" calcext:value-type="float">
            <text:p>-4.511522573159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10115654687371" calcext:value-type="float">
            <text:p>-3.10115654687371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8907274972751" calcext:value-type="float">
            <text:p>-3.68907274972751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48960159865212" calcext:value-type="float">
            <text:p>-4.489601598652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9761890929203" calcext:value-type="float">
            <text:p>-3.0976189092920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6645413441691" calcext:value-type="float">
            <text:p>-3.66645413441691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46507020795541" calcext:value-type="float">
            <text:p>-4.465070207955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7537630218996" calcext:value-type="float">
            <text:p>-3.07537630218996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6583197583675" calcext:value-type="float">
            <text:p>-3.66583197583675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-4.39941064954589" calcext:value-type="float">
            <text:p>-4.399410649545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7287282736977" calcext:value-type="float">
            <text:p>-3.0728728273697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556809170736" calcext:value-type="float">
            <text:p>-3.655680917073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7128500666997" calcext:value-type="float">
            <text:p>-3.0712850066699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3503817366304" calcext:value-type="float">
            <text:p>-3.63503817366304</text:p>
          </table:table-cell>
          <table:table-cell/>
          <table:table-cell office:value-type="string" calcext:value-type="string">
            <text:p>avg</text:p>
          </table:table-cell>
          <table:table-cell table:formula="of:=AVERAGE([.Q8:.Q19])" office:value-type="float" office:value="-5.0541695145268" calcext:value-type="float">
            <text:p>-5.05416951452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6507262002928" calcext:value-type="float">
            <text:p>-3.06507262002928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6259566638288" calcext:value-type="float">
            <text:p>-3.62595666382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5347234522091" calcext:value-type="float">
            <text:p>-3.05347234522091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58652812508088" calcext:value-type="float">
            <text:p>-3.5865281250808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5179417969827" calcext:value-type="float">
            <text:p>-3.0517941796982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55770230957843" calcext:value-type="float">
            <text:p>-3.5577023095784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4970436670687" calcext:value-type="float">
            <text:p>-3.0497043667068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55612965564901" calcext:value-type="float">
            <text:p>-3.5561296556490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4647722626556" calcext:value-type="float">
            <text:p>-3.04647722626556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52201674032965" calcext:value-type="float">
            <text:p>-3.522016740329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2331541710198" calcext:value-type="float">
            <text:p>-3.02331541710198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5012230399411" calcext:value-type="float">
            <text:p>-3.50122303994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3.02270876276765" calcext:value-type="float">
            <text:p>-3.02270876276765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806742413656" calcext:value-type="float">
            <text:p>-3.48067424136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9538754747514" calcext:value-type="float">
            <text:p>-2.9953875474751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7310953251156" calcext:value-type="float">
            <text:p>-3.473109532511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7600142148486" calcext:value-type="float">
            <text:p>-2.97600142148486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6879961546565" calcext:value-type="float">
            <text:p>-3.468799615465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7430013090417" calcext:value-type="float">
            <text:p>-2.9743001309041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6166142897033" calcext:value-type="float">
            <text:p>-3.461661428970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740658103184" calcext:value-type="float">
            <text:p>-2.9740658103184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4616328388628" calcext:value-type="float">
            <text:p>-3.446163283886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5917493433579" calcext:value-type="float">
            <text:p>-2.95917493433579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3629690611732" calcext:value-type="float">
            <text:p>-3.4362969061173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5649642152819" calcext:value-type="float">
            <text:p>-2.95649642152819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2382048946291" calcext:value-type="float">
            <text:p>-3.4238204894629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4205036958247" calcext:value-type="float">
            <text:p>-2.9420503695824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1776164845671" calcext:value-type="float">
            <text:p>-3.4177616484567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2431068220593" calcext:value-type="float">
            <text:p>-2.9243106822059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40017685292746" calcext:value-type="float">
            <text:p>-3.4001768529274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0754794605478" calcext:value-type="float">
            <text:p>-2.90754794605478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39223123696456" calcext:value-type="float">
            <text:p>-3.392231236964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90691941085687" calcext:value-type="float">
            <text:p>-2.90691941085687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-3.38775865413824" calcext:value-type="float">
            <text:p>-3.3877586541382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9458360488774" calcext:value-type="float">
            <text:p>-2.894583604887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8999620074493" calcext:value-type="float">
            <text:p>-2.88999620074493</text:p>
          </table:table-cell>
          <table:table-cell/>
          <table:table-cell office:value-type="string" calcext:value-type="string">
            <text:p>avg</text:p>
          </table:table-cell>
          <table:table-cell table:formula="of:=AVERAGE([.N1:.N38])" office:value-type="float" office:value="-3.69276872375799" calcext:value-type="float">
            <text:p>-3.6927687237579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7903968897273" calcext:value-type="float">
            <text:p>-2.879039688972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7208303488548" calcext:value-type="float">
            <text:p>-2.8720830348854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717307786813" calcext:value-type="float">
            <text:p>-2.87173077868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6459419158885" calcext:value-type="float">
            <text:p>-2.8645941915888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5848013798616" calcext:value-type="float">
            <text:p>-2.858480137986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5644599405358" calcext:value-type="float">
            <text:p>-2.856445994053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1665970798484" calcext:value-type="float">
            <text:p>-2.816659707984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1102330810127" calcext:value-type="float">
            <text:p>-2.811023308101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80656302858456" calcext:value-type="float">
            <text:p>-2.806563028584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9860113190747" calcext:value-type="float">
            <text:p>-2.798601131907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9100931021746" calcext:value-type="float">
            <text:p>-2.7910093102174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8142862101057" calcext:value-type="float">
            <text:p>-2.781428621010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4139241526732" calcext:value-type="float">
            <text:p>-2.741392415267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3588269505548" calcext:value-type="float">
            <text:p>-2.7358826950554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2976227786596" calcext:value-type="float">
            <text:p>-2.729762277865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2265932982931" calcext:value-type="float">
            <text:p>-2.7226593298293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1807635740519" calcext:value-type="float">
            <text:p>-2.718076357405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0937162865209" calcext:value-type="float">
            <text:p>-2.709371628652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0773137002084" calcext:value-type="float">
            <text:p>-2.707731370020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07377544874" calcext:value-type="float">
            <text:p>-2.7073775448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70135186533769" calcext:value-type="float">
            <text:p>-2.701351865337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960099079384" calcext:value-type="float">
            <text:p>-2.69600990793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8677093574086" calcext:value-type="float">
            <text:p>-2.686770935740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8224643134605" calcext:value-type="float">
            <text:p>-2.682246431346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7001863081247" calcext:value-type="float">
            <text:p>-2.670018630812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498057515891" calcext:value-type="float">
            <text:p>-2.64980575158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4799405192705" calcext:value-type="float">
            <text:p>-2.647994051927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3371933486721" calcext:value-type="float">
            <text:p>-2.633719334867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3038819216534" calcext:value-type="float">
            <text:p>-2.630388192165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2841960442958" calcext:value-type="float">
            <text:p>-2.628419604429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202589338126" calcext:value-type="float">
            <text:p>-2.62025893381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1805928804177" calcext:value-type="float">
            <text:p>-2.6180592880417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1623926654223" calcext:value-type="float">
            <text:p>-2.616239266542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1383706755544" calcext:value-type="float">
            <text:p>-2.613837067555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0800151703979" calcext:value-type="float">
            <text:p>-2.6080015170397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60134312783891" calcext:value-type="float">
            <text:p>-2.601343127838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9414723837447" calcext:value-type="float">
            <text:p>-2.594147238374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8998100775982" calcext:value-type="float">
            <text:p>-2.589981007759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7783186148163" calcext:value-type="float">
            <text:p>-2.577831861481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741767932849" calcext:value-type="float">
            <text:p>-2.57417679328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6656960626158" calcext:value-type="float">
            <text:p>-2.566569606261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3858054601438" calcext:value-type="float">
            <text:p>-2.538580546014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377240671647" calcext:value-type="float">
            <text:p>-2.53772406716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2487903753103" calcext:value-type="float">
            <text:p>-2.524879037531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2321962993751" calcext:value-type="float">
            <text:p>-2.523219629937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1997186131453" calcext:value-type="float">
            <text:p>-2.5199718613145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1945199287196" calcext:value-type="float">
            <text:p>-2.519451992871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51777227496998" calcext:value-type="float">
            <text:p>-2.517772274969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9942654820845" calcext:value-type="float">
            <text:p>-2.4994265482084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8296907892438" calcext:value-type="float">
            <text:p>-2.482969078924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7413835496375" calcext:value-type="float">
            <text:p>-2.47413835496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7401156132757" calcext:value-type="float">
            <text:p>-2.474011561327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6677788475567" calcext:value-type="float">
            <text:p>-2.4667778847556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6370080830272" calcext:value-type="float">
            <text:p>-2.463700808302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6296788846881" calcext:value-type="float">
            <text:p>-2.462967888468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6162354668195" calcext:value-type="float">
            <text:p>-2.461623546681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4707151886244" calcext:value-type="float">
            <text:p>-2.447071518862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4511337807158" calcext:value-type="float">
            <text:p>-2.445113378071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4016050664846" calcext:value-type="float">
            <text:p>-2.4401605066484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3297780792015" calcext:value-type="float">
            <text:p>-2.4329778079201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2803590302051" calcext:value-type="float">
            <text:p>-2.428035903020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2287685040428" calcext:value-type="float">
            <text:p>-2.422876850404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2222799480116" calcext:value-type="float">
            <text:p>-2.422227994801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2157434102174" calcext:value-type="float">
            <text:p>-2.421574341021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1386770207046" calcext:value-type="float">
            <text:p>-2.4138677020704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1195815193349" calcext:value-type="float">
            <text:p>-2.411958151933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0913135695861" calcext:value-type="float">
            <text:p>-2.409131356958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087145223995" calcext:value-type="float">
            <text:p>-2.40871452239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40726582822736" calcext:value-type="float">
            <text:p>-2.407265828227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9468897819692" calcext:value-type="float">
            <text:p>-2.3946889781969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932616046724" calcext:value-type="float">
            <text:p>-2.39326160467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8792474865404" calcext:value-type="float">
            <text:p>-2.3879247486540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842122120428" calcext:value-type="float">
            <text:p>-2.38421221204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7796275581942" calcext:value-type="float">
            <text:p>-2.377962755819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6040983256185" calcext:value-type="float">
            <text:p>-2.3604098325618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5444091774216" calcext:value-type="float">
            <text:p>-2.3544409177421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5281001449938" calcext:value-type="float">
            <text:p>-2.352810014499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5276881782957" calcext:value-type="float">
            <text:p>-2.352768817829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4978289999798" calcext:value-type="float">
            <text:p>-2.349782899997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4326504152397" calcext:value-type="float">
            <text:p>-2.343265041523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2906222403912" calcext:value-type="float">
            <text:p>-2.3290622240391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30704487640484" calcext:value-type="float">
            <text:p>-2.307044876404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26168079026714" calcext:value-type="float">
            <text:p>-2.261680790267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25280139040149" calcext:value-type="float">
            <text:p>-2.252801390401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23521957446736" calcext:value-type="float">
            <text:p>-2.235219574467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21105448696659" calcext:value-type="float">
            <text:p>-2.2110544869665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9160545222327" calcext:value-type="float">
            <text:p>-2.1916054522232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8735025544711" calcext:value-type="float">
            <text:p>-2.1873502554471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6309361082275" calcext:value-type="float">
            <text:p>-2.16309361082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2403048495928" calcext:value-type="float">
            <text:p>-2.124030484959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1900363644129" calcext:value-type="float">
            <text:p>-2.119003636441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10992007722088" calcext:value-type="float">
            <text:p>-2.1099200772208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9285518436121" calcext:value-type="float">
            <text:p>-2.092855184361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7854666114399" calcext:value-type="float">
            <text:p>-2.0785466611439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7054189404582" calcext:value-type="float">
            <text:p>-2.070541894045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3817950704898" calcext:value-type="float">
            <text:p>-2.038179507048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3121964522866" calcext:value-type="float">
            <text:p>-2.0312196452286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2.01576860634963" calcext:value-type="float">
            <text:p>-2.015768606349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9988264586118" calcext:value-type="float">
            <text:p>-1.999882645861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9029827436836" calcext:value-type="float">
            <text:p>-1.9902982743683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8919868583307" calcext:value-type="float">
            <text:p>-1.989198685833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7452557137723" calcext:value-type="float">
            <text:p>-1.974525571377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6885874079249" calcext:value-type="float">
            <text:p>-1.968858740792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656857891149" calcext:value-type="float">
            <text:p>-1.96568578911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6329782908188" calcext:value-type="float">
            <text:p>-1.9632978290818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3280135731257" calcext:value-type="float">
            <text:p>-1.932801357312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2045791684495" calcext:value-type="float">
            <text:p>-1.920457916844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91228970266829" calcext:value-type="float">
            <text:p>-1.912289702668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9722576802983" calcext:value-type="float">
            <text:p>-1.897225768029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9373899400641" calcext:value-type="float">
            <text:p>-1.893738994006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8203539293605" calcext:value-type="float">
            <text:p>-1.8820353929360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5513007065044" calcext:value-type="float">
            <text:p>-1.8551300706504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4579695862034" calcext:value-type="float">
            <text:p>-1.845796958620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3901314444212" calcext:value-type="float">
            <text:p>-1.8390131444421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3293175773343" calcext:value-type="float">
            <text:p>-1.832931757733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2712154698519" calcext:value-type="float">
            <text:p>-1.827121546985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82184314828233" calcext:value-type="float">
            <text:p>-1.821843148282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4893107991864" calcext:value-type="float">
            <text:p>-1.748931079918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3983278418345" calcext:value-type="float">
            <text:p>-1.7398327841834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3842541485162" calcext:value-type="float">
            <text:p>-1.7384254148516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3296173207874" calcext:value-type="float">
            <text:p>-1.732961732078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2616120886114" calcext:value-type="float">
            <text:p>-1.726161208861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7229318678796" calcext:value-type="float">
            <text:p>-1.722931867879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69752713553614" calcext:value-type="float">
            <text:p>-1.697527135536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6259118483503" calcext:value-type="float">
            <text:p>-1.625911848350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62333606178858" calcext:value-type="float">
            <text:p>-1.623336061788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57922388420707" calcext:value-type="float">
            <text:p>-1.579223884207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57867621521483" calcext:value-type="float">
            <text:p>-1.578676215214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57627915005571" calcext:value-type="float">
            <text:p>-1.5762791500557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48374324795051" calcext:value-type="float">
            <text:p>-1.483743247950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48281071876976" calcext:value-type="float">
            <text:p>-1.4828107187697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46353854125674" calcext:value-type="float">
            <text:p>-1.463538541256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40156179940926" calcext:value-type="float">
            <text:p>-1.401561799409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37644624194898" calcext:value-type="float">
            <text:p>-1.3764462419489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36628620074881" calcext:value-type="float">
            <text:p>-1.366286200748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36452404936301" calcext:value-type="float">
            <text:p>-1.364524049363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34084365521181" calcext:value-type="float">
            <text:p>-1.3408436552118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igh</text:p>
          </table:table-cell>
          <table:table-cell office:value-type="float" office:value="-1.03550212709907" calcext:value-type="float">
            <text:p>-1.03550212709907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1:.K178])" office:value-type="float" office:value="-2.45609886900393" calcext:value-type="float">
            <text:p>-2.4560988690039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3:06:10.89871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3T13:14:13.795694702</dc:date>
    <dc:creator>Tamsen Dunn</dc:creator>
    <meta:editing-duration>PT13M24S</meta:editing-duration>
    <meta:editing-cycles>2</meta:editing-cycles>
    <meta:generator>LibreOffice/6.4.7.2$Linux_X86_64 LibreOffice_project/40$Build-2</meta:generator>
    <meta:document-statistic meta:table-count="2" meta:cell-count="1166" meta:object-count="0"/>
  </office:meta>
</office:document-meta>
</file>